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3.61pt"/>
    </style:style>
    <style:style style:name="co4" style:family="table-column">
      <style:table-column-properties fo:break-before="auto" style:column-width="67.15pt"/>
    </style:style>
    <style:style style:name="co5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 fo:border="0.74pt solid #000000"/>
    </style:style>
    <style:style style:name="ce2" style:family="table-cell" style:parent-style-name="Default">
      <style:table-cell-properties fo:background-color="#00ff66"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visibility="collapse" table:number-columns-repeated="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(n)</text:p>
          </table:table-cell>
          <table:table-cell table:style-name="ce2" table:number-columns-repeated="3"/>
          <table:table-cell table:style-name="ce2" office:value-type="string" calcext:value-type="string">
            <text:p>t(n)</text:p>
          </table:table-cell>
          <table:table-cell table:style-name="ce2" office:value-type="string" calcext:value-type="string">
            <text:p>q(n)</text:p>
          </table:table-cell>
          <table:table-cell table:style-name="ce2" table:number-columns-repeated="5"/>
          <table:table-cell table:style-name="ce2" office:value-type="string" calcext:value-type="string">
            <text:p>t(n)</text:p>
          </table:table-cell>
          <table:table-cell table:style-name="ce2" office:value-type="string" calcext:value-type="string">
            <text:p>q(n)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Naive + BFS</text:p>
          </table:table-cell>
          <table:table-cell table:number-columns-repeated="8"/>
          <table:table-cell table:style-name="ce1" office:value-type="string" calcext:value-type="string">
            <text:p>Naive + disjoint_set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5]*[.B5]" office:value-type="float" office:value="4000000" calcext:value-type="float">
            <text:p>4000000</text:p>
          </table:table-cell>
          <table:table-cell office:value-type="float" office:value="0.081698" calcext:value-type="float">
            <text:p>0.081698</text:p>
          </table:table-cell>
          <table:table-cell office:value-type="float" office:value="0.081191" calcext:value-type="float">
            <text:p>0.081191</text:p>
          </table:table-cell>
          <table:table-cell office:value-type="float" office:value="0.086223" calcext:value-type="float">
            <text:p>0.086223</text:p>
          </table:table-cell>
          <table:table-cell table:formula="of:=AVERAGE([.D5:.F5])" office:value-type="float" office:value="0.0830373333333333" calcext:value-type="float">
            <text:p>0.0830373333</text:p>
          </table:table-cell>
          <table:table-cell table:formula="of:=[.$C$14]*[.D5]/([.C5]*[.$D$14])" office:value-type="float" office:value="1.2512865439753" calcext:value-type="float">
            <text:p>1.251286544</text:p>
          </table:table-cell>
          <table:table-cell table:number-columns-repeated="2"/>
          <table:table-cell office:value-type="float" office:value="0.083164" calcext:value-type="float">
            <text:p>0.083164</text:p>
          </table:table-cell>
          <table:table-cell office:value-type="float" office:value="0.082749" calcext:value-type="float">
            <text:p>0.082749</text:p>
          </table:table-cell>
          <table:table-cell office:value-type="float" office:value="0.082968" calcext:value-type="float">
            <text:p>0.082968</text:p>
          </table:table-cell>
          <table:table-cell table:formula="of:=AVERAGE([.K5:.M5])" office:value-type="float" office:value="0.0829603333333333" calcext:value-type="float">
            <text:p>0.0829603333</text:p>
          </table:table-cell>
          <table:table-cell table:formula="of:=[.M5]*[.$C$14]/([.C5]*[.$D$14])" office:value-type="float" office:value="1.27073786360183" calcext:value-type="float">
            <text:p>1.2707378636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[.B6]*[.B6]" office:value-type="float" office:value="16000000" calcext:value-type="float">
            <text:p>16000000</text:p>
          </table:table-cell>
          <table:table-cell office:value-type="float" office:value="0.298013" calcext:value-type="float">
            <text:p>0.298013</text:p>
          </table:table-cell>
          <table:table-cell office:value-type="float" office:value="0.304183" calcext:value-type="float">
            <text:p>0.304183</text:p>
          </table:table-cell>
          <table:table-cell office:value-type="float" office:value="0.309665" calcext:value-type="float">
            <text:p>0.309665</text:p>
          </table:table-cell>
          <table:table-cell table:formula="of:=AVERAGE([.D6:.F6])" office:value-type="float" office:value="0.303953666666667" calcext:value-type="float">
            <text:p>0.3039536667</text:p>
          </table:table-cell>
          <table:table-cell table:formula="of:=[.$C$14]*[.D6]/([.C6]*[.$D$14])" office:value-type="float" office:value="1.14109175509104" calcext:value-type="float">
            <text:p>1.1410917551</text:p>
          </table:table-cell>
          <table:table-cell table:number-columns-repeated="2"/>
          <table:table-cell office:value-type="float" office:value="0.302741" calcext:value-type="float">
            <text:p>0.302741</text:p>
          </table:table-cell>
          <table:table-cell office:value-type="float" office:value="0.299328" calcext:value-type="float">
            <text:p>0.299328</text:p>
          </table:table-cell>
          <table:table-cell office:value-type="float" office:value="0.299293" calcext:value-type="float">
            <text:p>0.299293</text:p>
          </table:table-cell>
          <table:table-cell table:formula="of:=AVERAGE([.K6:.M6])" office:value-type="float" office:value="0.300454" calcext:value-type="float">
            <text:p>0.300454</text:p>
          </table:table-cell>
          <table:table-cell table:formula="of:=[.M6]*[.$C$14]/([.C6]*[.$D$14])" office:value-type="float" office:value="1.14599287499694" calcext:value-type="float">
            <text:p>1.145992875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7]*[.B7]" office:value-type="float" office:value="36000000" calcext:value-type="float">
            <text:p>36000000</text:p>
          </table:table-cell>
          <table:table-cell office:value-type="float" office:value="0.599577" calcext:value-type="float">
            <text:p>0.599577</text:p>
          </table:table-cell>
          <table:table-cell office:value-type="float" office:value="0.616273" calcext:value-type="float">
            <text:p>0.616273</text:p>
          </table:table-cell>
          <table:table-cell office:value-type="float" office:value="0.608154" calcext:value-type="float">
            <text:p>0.608154</text:p>
          </table:table-cell>
          <table:table-cell table:formula="of:=AVERAGE([.D7:.F7])" office:value-type="float" office:value="0.608001333333333" calcext:value-type="float">
            <text:p>0.6080013333</text:p>
          </table:table-cell>
          <table:table-cell table:formula="of:=[.$C$14]*[.D7]/([.C7]*[.$D$14])" office:value-type="float" office:value="1.02034679507601" calcext:value-type="float">
            <text:p>1.0203467951</text:p>
          </table:table-cell>
          <table:table-cell table:number-columns-repeated="2"/>
          <table:table-cell office:value-type="float" office:value="0.603323" calcext:value-type="float">
            <text:p>0.603323</text:p>
          </table:table-cell>
          <table:table-cell office:value-type="float" office:value="0.607642" calcext:value-type="float">
            <text:p>0.607642</text:p>
          </table:table-cell>
          <table:table-cell office:value-type="float" office:value="0.606" calcext:value-type="float">
            <text:p>0.606</text:p>
          </table:table-cell>
          <table:table-cell table:formula="of:=AVERAGE([.K7:.M7])" office:value-type="float" office:value="0.605655" calcext:value-type="float">
            <text:p>0.605655</text:p>
          </table:table-cell>
          <table:table-cell table:formula="of:=[.M7]*[.$C$14]/([.C7]*[.$D$14])" office:value-type="float" office:value="1.03127731353281" calcext:value-type="float">
            <text:p>1.0312773135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[.B8]*[.B8]" office:value-type="float" office:value="64000000" calcext:value-type="float">
            <text:p>64000000</text:p>
          </table:table-cell>
          <table:table-cell office:value-type="float" office:value="1.08772" calcext:value-type="float">
            <text:p>1.08772</text:p>
          </table:table-cell>
          <table:table-cell office:value-type="float" office:value="1.11846" calcext:value-type="float">
            <text:p>1.11846</text:p>
          </table:table-cell>
          <table:table-cell office:value-type="float" office:value="1.09497" calcext:value-type="float">
            <text:p>1.09497</text:p>
          </table:table-cell>
          <table:table-cell table:formula="of:=AVERAGE([.D8:.F8])" office:value-type="float" office:value="1.10038333333333" calcext:value-type="float">
            <text:p>1.1003833333</text:p>
          </table:table-cell>
          <table:table-cell table:formula="of:=[.$C$14]*[.D8]/([.C8]*[.$D$14])" office:value-type="float" office:value="1.04121995000858" calcext:value-type="float">
            <text:p>1.04121995</text:p>
          </table:table-cell>
          <table:table-cell table:number-columns-repeated="2"/>
          <table:table-cell office:value-type="float" office:value="1.07753" calcext:value-type="float">
            <text:p>1.07753</text:p>
          </table:table-cell>
          <table:table-cell office:value-type="float" office:value="1.11618" calcext:value-type="float">
            <text:p>1.11618</text:p>
          </table:table-cell>
          <table:table-cell office:value-type="float" office:value="1.10489" calcext:value-type="float">
            <text:p>1.10489</text:p>
          </table:table-cell>
          <table:table-cell table:formula="of:=AVERAGE([.K8:.M8])" office:value-type="float" office:value="1.09953333333333" calcext:value-type="float">
            <text:p>1.0995333333</text:p>
          </table:table-cell>
          <table:table-cell table:formula="of:=[.M8]*[.$C$14]/([.C8]*[.$D$14])" office:value-type="float" office:value="1.05765593219301" calcext:value-type="float">
            <text:p>1.057655932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[.B9]*[.B9]" office:value-type="float" office:value="100000000" calcext:value-type="float">
            <text:p>100000000</text:p>
          </table:table-cell>
          <table:table-cell office:value-type="float" office:value="1.66357" calcext:value-type="float">
            <text:p>1.66357</text:p>
          </table:table-cell>
          <table:table-cell office:value-type="float" office:value="1.64015" calcext:value-type="float">
            <text:p>1.64015</text:p>
          </table:table-cell>
          <table:table-cell office:value-type="float" office:value="1.67812" calcext:value-type="float">
            <text:p>1.67812</text:p>
          </table:table-cell>
          <table:table-cell table:formula="of:=AVERAGE([.D9:.F9])" office:value-type="float" office:value="1.66061333333333" calcext:value-type="float">
            <text:p>1.6606133333</text:p>
          </table:table-cell>
          <table:table-cell table:formula="of:=[.$C$14]*[.D9]/([.C9]*[.$D$14])" office:value-type="float" office:value="1.01916950523195" calcext:value-type="float">
            <text:p>1.0191695052</text:p>
          </table:table-cell>
          <table:table-cell table:number-columns-repeated="2"/>
          <table:table-cell office:value-type="float" office:value="1.682" calcext:value-type="float">
            <text:p>1.682</text:p>
          </table:table-cell>
          <table:table-cell office:value-type="float" office:value="1.67924" calcext:value-type="float">
            <text:p>1.67924</text:p>
          </table:table-cell>
          <table:table-cell office:value-type="float" office:value="1.70669" calcext:value-type="float">
            <text:p>1.70669</text:p>
          </table:table-cell>
          <table:table-cell table:formula="of:=AVERAGE([.K9:.M9])" office:value-type="float" office:value="1.68931" calcext:value-type="float">
            <text:p>1.68931</text:p>
          </table:table-cell>
          <table:table-cell table:formula="of:=[.M9]*[.$C$14]/([.C9]*[.$D$14])" office:value-type="float" office:value="1.04558654152474" calcext:value-type="float">
            <text:p>1.0455865415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[.B10]*[.B10]" office:value-type="float" office:value="144000000" calcext:value-type="float">
            <text:p>144000000</text:p>
          </table:table-cell>
          <table:table-cell office:value-type="float" office:value="2.31833" calcext:value-type="float">
            <text:p>2.31833</text:p>
          </table:table-cell>
          <table:table-cell office:value-type="float" office:value="2.31555" calcext:value-type="float">
            <text:p>2.31555</text:p>
          </table:table-cell>
          <table:table-cell office:value-type="float" office:value="2.32338" calcext:value-type="float">
            <text:p>2.32338</text:p>
          </table:table-cell>
          <table:table-cell table:formula="of:=AVERAGE([.D10:.F10])" office:value-type="float" office:value="2.31908666666667" calcext:value-type="float">
            <text:p>2.3190866667</text:p>
          </table:table-cell>
          <table:table-cell table:formula="of:=[.$C$14]*[.D10]/([.C10]*[.$D$14])" office:value-type="float" office:value="0.986320599951533" calcext:value-type="float">
            <text:p>0.9863206</text:p>
          </table:table-cell>
          <table:table-cell table:number-columns-repeated="2"/>
          <table:table-cell office:value-type="float" office:value="2.34177" calcext:value-type="float">
            <text:p>2.34177</text:p>
          </table:table-cell>
          <table:table-cell office:value-type="float" office:value="2.32642" calcext:value-type="float">
            <text:p>2.32642</text:p>
          </table:table-cell>
          <table:table-cell office:value-type="float" office:value="2.32567" calcext:value-type="float">
            <text:p>2.32567</text:p>
          </table:table-cell>
          <table:table-cell table:formula="of:=AVERAGE([.K10:.M10])" office:value-type="float" office:value="2.33128666666667" calcext:value-type="float">
            <text:p>2.3312866667</text:p>
          </table:table-cell>
          <table:table-cell table:formula="of:=[.M10]*[.$C$14]/([.C10]*[.$D$14])" office:value-type="float" office:value="0.989443362113799" calcext:value-type="float">
            <text:p>0.9894433621</text:p>
          </table:table-cell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table:formula="of:=[.B11]*[.B11]" office:value-type="float" office:value="196000000" calcext:value-type="float">
            <text:p>196000000</text:p>
          </table:table-cell>
          <table:table-cell office:value-type="float" office:value="3.10096" calcext:value-type="float">
            <text:p>3.10096</text:p>
          </table:table-cell>
          <table:table-cell office:value-type="float" office:value="3.11553" calcext:value-type="float">
            <text:p>3.11553</text:p>
          </table:table-cell>
          <table:table-cell office:value-type="float" office:value="3.15405" calcext:value-type="float">
            <text:p>3.15405</text:p>
          </table:table-cell>
          <table:table-cell table:formula="of:=AVERAGE([.D11:.F11])" office:value-type="float" office:value="3.12351333333333" calcext:value-type="float">
            <text:p>3.1235133333</text:p>
          </table:table-cell>
          <table:table-cell table:formula="of:=[.$C$14]*[.D11]/([.C11]*[.$D$14])" office:value-type="float" office:value="0.969271478532845" calcext:value-type="float">
            <text:p>0.9692714785</text:p>
          </table:table-cell>
          <table:table-cell table:number-columns-repeated="2"/>
          <table:table-cell office:value-type="float" office:value="3.12496" calcext:value-type="float">
            <text:p>3.12496</text:p>
          </table:table-cell>
          <table:table-cell office:value-type="float" office:value="3.15858" calcext:value-type="float">
            <text:p>3.15858</text:p>
          </table:table-cell>
          <table:table-cell office:value-type="float" office:value="3.15123" calcext:value-type="float">
            <text:p>3.15123</text:p>
          </table:table-cell>
          <table:table-cell table:formula="of:=AVERAGE([.K11:.M11])" office:value-type="float" office:value="3.14492333333333" calcext:value-type="float">
            <text:p>3.1449233333</text:p>
          </table:table-cell>
          <table:table-cell table:formula="of:=[.M11]*[.$C$14]/([.C11]*[.$D$14])" office:value-type="float" office:value="0.984984443945442" calcext:value-type="float">
            <text:p>0.9849844439</text:p>
          </table:table-cell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table:formula="of:=[.B12]*[.B12]" office:value-type="float" office:value="256000000" calcext:value-type="float">
            <text:p>256000000</text:p>
          </table:table-cell>
          <table:table-cell office:value-type="float" office:value="4.01784" calcext:value-type="float">
            <text:p>4.01784</text:p>
          </table:table-cell>
          <table:table-cell office:value-type="float" office:value="4.12009" calcext:value-type="float">
            <text:p>4.12009</text:p>
          </table:table-cell>
          <table:table-cell office:value-type="float" office:value="4.19793" calcext:value-type="float">
            <text:p>4.19793</text:p>
          </table:table-cell>
          <table:table-cell table:formula="of:=AVERAGE([.D12:.F12])" office:value-type="float" office:value="4.11195333333333" calcext:value-type="float">
            <text:p>4.1119533333</text:p>
          </table:table-cell>
          <table:table-cell table:formula="of:=[.$C$14]*[.D12]/([.C12]*[.$D$14])" office:value-type="float" office:value="0.961519316538829" calcext:value-type="float">
            <text:p>0.9615193165</text:p>
          </table:table-cell>
          <table:table-cell table:number-columns-repeated="2"/>
          <table:table-cell office:value-type="float" office:value="4.09829" calcext:value-type="float">
            <text:p>4.09829</text:p>
          </table:table-cell>
          <table:table-cell office:value-type="float" office:value="4.1047" calcext:value-type="float">
            <text:p>4.1047</text:p>
          </table:table-cell>
          <table:table-cell office:value-type="float" office:value="4.20686" calcext:value-type="float">
            <text:p>4.20686</text:p>
          </table:table-cell>
          <table:table-cell table:formula="of:=AVERAGE([.K12:.M12])" office:value-type="float" office:value="4.13661666666667" calcext:value-type="float">
            <text:p>4.1366166667</text:p>
          </table:table-cell>
          <table:table-cell table:formula="of:=[.M12]*[.$C$14]/([.C12]*[.$D$14])" office:value-type="float" office:value="1.00675416442032" calcext:value-type="float">
            <text:p>1.0067541644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table:formula="of:=[.B13]*[.B13]" office:value-type="float" office:value="324000000" calcext:value-type="float">
            <text:p>324000000</text:p>
          </table:table-cell>
          <table:table-cell office:value-type="float" office:value="5.12305" calcext:value-type="float">
            <text:p>5.12305</text:p>
          </table:table-cell>
          <table:table-cell office:value-type="float" office:value="5.21036" calcext:value-type="float">
            <text:p>5.21036</text:p>
          </table:table-cell>
          <table:table-cell office:value-type="float" office:value="5.20612" calcext:value-type="float">
            <text:p>5.20612</text:p>
          </table:table-cell>
          <table:table-cell table:formula="of:=AVERAGE([.D13:.F13])" office:value-type="float" office:value="5.17984333333333" calcext:value-type="float">
            <text:p>5.1798433333</text:p>
          </table:table-cell>
          <table:table-cell table:formula="of:=[.$C$14]*[.D13]/([.C13]*[.$D$14])" office:value-type="float" office:value="0.968699164117025" calcext:value-type="float">
            <text:p>0.9686991641</text:p>
          </table:table-cell>
          <table:table-cell table:number-columns-repeated="2"/>
          <table:table-cell office:value-type="float" office:value="5.17108" calcext:value-type="float">
            <text:p>5.17108</text:p>
          </table:table-cell>
          <table:table-cell office:value-type="float" office:value="5.20065" calcext:value-type="float">
            <text:p>5.20065</text:p>
          </table:table-cell>
          <table:table-cell office:value-type="float" office:value="5.16042" calcext:value-type="float">
            <text:p>5.16042</text:p>
          </table:table-cell>
          <table:table-cell table:formula="of:=AVERAGE([.K13:.M13])" office:value-type="float" office:value="5.17738333333333" calcext:value-type="float">
            <text:p>5.1773833333</text:p>
          </table:table-cell>
          <table:table-cell table:formula="of:=[.M13]*[.$C$14]/([.C13]*[.$D$14])" office:value-type="float" office:value="0.975765323487528" calcext:value-type="float">
            <text:p>0.975765323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formula="of:=[.B14]*[.B14]" office:value-type="float" office:value="400000000" calcext:value-type="float">
            <text:p>400000000</text:p>
          </table:table-cell>
          <table:table-cell office:value-type="float" office:value="6.52912" calcext:value-type="float">
            <text:p>6.52912</text:p>
          </table:table-cell>
          <table:table-cell office:value-type="float" office:value="6.39699" calcext:value-type="float">
            <text:p>6.39699</text:p>
          </table:table-cell>
          <table:table-cell office:value-type="float" office:value="6.30616" calcext:value-type="float">
            <text:p>6.30616</text:p>
          </table:table-cell>
          <table:table-cell table:formula="of:=AVERAGE([.D14:.F14])" office:value-type="float" office:value="6.41075666666667" calcext:value-type="float">
            <text:p>6.4107566667</text:p>
          </table:table-cell>
          <table:table-cell table:formula="of:=[.$C$14]*[.D14]/([.C14]*[.$D$14])" office:value-type="float" office:value="1" calcext:value-type="float">
            <text:p>1</text:p>
          </table:table-cell>
          <table:table-cell table:number-columns-repeated="2"/>
          <table:table-cell office:value-type="float" office:value="6.46668" calcext:value-type="float">
            <text:p>6.46668</text:p>
          </table:table-cell>
          <table:table-cell office:value-type="float" office:value="6.35505" calcext:value-type="float">
            <text:p>6.35505</text:p>
          </table:table-cell>
          <table:table-cell office:value-type="float" office:value="6.39913" calcext:value-type="float">
            <text:p>6.39913</text:p>
          </table:table-cell>
          <table:table-cell table:formula="of:=AVERAGE([.K14:.M14])" office:value-type="float" office:value="6.40695333333333" calcext:value-type="float">
            <text:p>6.4069533333</text:p>
          </table:table-cell>
          <table:table-cell table:formula="of:=[.M14]*[.$C$14]/([.C14]*[.$D$14])" office:value-type="float" office:value="0.980090731982258" calcext:value-type="float">
            <text:p>0.980090732</text:p>
          </table:table-cell>
        </table:table-row>
        <table:table-row table:style-name="ro1">
          <table:table-cell/>
          <table:table-cell office:value-type="float" office:value="22000" calcext:value-type="float">
            <text:p>22000</text:p>
          </table:table-cell>
          <table:table-cell table:formula="of:=[.B15]*[.B15]" office:value-type="float" office:value="484000000" calcext:value-type="float">
            <text:p>484000000</text:p>
          </table:table-cell>
          <table:table-cell office:value-type="float" office:value="8.28466" calcext:value-type="float">
            <text:p>8.28466</text:p>
          </table:table-cell>
          <table:table-cell office:value-type="float" office:value="7.92808" calcext:value-type="float">
            <text:p>7.92808</text:p>
          </table:table-cell>
          <table:table-cell office:value-type="float" office:value="7.66491" calcext:value-type="float">
            <text:p>7.66491</text:p>
          </table:table-cell>
          <table:table-cell table:formula="of:=AVERAGE([.D15:.F15])" office:value-type="float" office:value="7.95921666666667" calcext:value-type="float">
            <text:p>7.9592166667</text:p>
          </table:table-cell>
          <table:table-cell table:formula="of:=[.$C$14]*[.D15]/([.C15]*[.$D$14])" office:value-type="float" office:value="1.04865991837813" calcext:value-type="float">
            <text:p>1.0486599184</text:p>
          </table:table-cell>
          <table:table-cell table:number-columns-repeated="2"/>
          <table:table-cell office:value-type="float" office:value="8.79314" calcext:value-type="float">
            <text:p>8.79314</text:p>
          </table:table-cell>
          <table:table-cell office:value-type="float" office:value="7.80671" calcext:value-type="float">
            <text:p>7.80671</text:p>
          </table:table-cell>
          <table:table-cell office:value-type="float" office:value="7.65869" calcext:value-type="float">
            <text:p>7.65869</text:p>
          </table:table-cell>
          <table:table-cell table:formula="of:=AVERAGE([.K15:.M15])" office:value-type="float" office:value="8.08618" calcext:value-type="float">
            <text:p>8.08618</text:p>
          </table:table-cell>
          <table:table-cell table:formula="of:=[.M15]*[.$C$14]/([.C15]*[.$D$14])" office:value-type="float" office:value="0.969425568494467" calcext:value-type="float">
            <text:p>0.9694255685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table:formula="of:=[.B16]*[.B16]" office:value-type="float" office:value="576000000" calcext:value-type="float">
            <text:p>576000000</text:p>
          </table:table-cell>
          <table:table-cell office:value-type="float" office:value="9.2024" calcext:value-type="float">
            <text:p>9.2024</text:p>
          </table:table-cell>
          <table:table-cell office:value-type="float" office:value="9.12721" calcext:value-type="float">
            <text:p>9.12721</text:p>
          </table:table-cell>
          <table:table-cell office:value-type="float" office:value="9.6725" calcext:value-type="float">
            <text:p>9.6725</text:p>
          </table:table-cell>
          <table:table-cell table:formula="of:=AVERAGE([.D16:.F16])" office:value-type="float" office:value="9.33403666666667" calcext:value-type="float">
            <text:p>9.3340366667</text:p>
          </table:table-cell>
          <table:table-cell table:formula="of:=[.$C$14]*[.D16]/([.C16]*[.$D$14])" office:value-type="float" office:value="0.978777470096362" calcext:value-type="float">
            <text:p>0.9787774701</text:p>
          </table:table-cell>
          <table:table-cell table:number-columns-repeated="2"/>
          <table:table-cell office:value-type="float" office:value="9.89267" calcext:value-type="float">
            <text:p>9.89267</text:p>
          </table:table-cell>
          <table:table-cell office:value-type="float" office:value="9.26652" calcext:value-type="float">
            <text:p>9.26652</text:p>
          </table:table-cell>
          <table:table-cell office:value-type="float" office:value="9.27776" calcext:value-type="float">
            <text:p>9.27776</text:p>
          </table:table-cell>
          <table:table-cell table:formula="of:=AVERAGE([.K16:.M16])" office:value-type="float" office:value="9.47898333333333" calcext:value-type="float">
            <text:p>9.4789833333</text:p>
          </table:table-cell>
          <table:table-cell table:formula="of:=[.M16]*[.$C$14]/([.C16]*[.$D$14])" office:value-type="float" office:value="0.9867928432758" calcext:value-type="float">
            <text:p>0.9867928433</text:p>
          </table:table-cell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table:formula="of:=[.B17]*[.B17]" office:value-type="float" office:value="676000000" calcext:value-type="float">
            <text:p>676000000</text:p>
          </table:table-cell>
          <table:table-cell office:value-type="float" office:value="10.8536" calcext:value-type="float">
            <text:p>10.8536</text:p>
          </table:table-cell>
          <table:table-cell office:value-type="float" office:value="15.2299" calcext:value-type="float">
            <text:p>15.2299</text:p>
          </table:table-cell>
          <table:table-cell office:value-type="float" office:value="10.6745" calcext:value-type="float">
            <text:p>10.6745</text:p>
          </table:table-cell>
          <table:table-cell table:formula="of:=AVERAGE([.D17:.F17])" office:value-type="float" office:value="12.2526666666667" calcext:value-type="float">
            <text:p>12.2526666667</text:p>
          </table:table-cell>
          <table:table-cell table:formula="of:=[.$C$14]*[.D17]/([.C17]*[.$D$14])" office:value-type="float" office:value="0.983631564546227" calcext:value-type="float">
            <text:p>0.9836315645</text:p>
          </table:table-cell>
          <table:table-cell table:number-columns-repeated="2"/>
          <table:table-cell office:value-type="float" office:value="11.0103" calcext:value-type="float">
            <text:p>11.0103</text:p>
          </table:table-cell>
          <table:table-cell office:value-type="float" office:value="10.8519" calcext:value-type="float">
            <text:p>10.8519</text:p>
          </table:table-cell>
          <table:table-cell office:value-type="float" office:value="10.9873" calcext:value-type="float">
            <text:p>10.9873</text:p>
          </table:table-cell>
          <table:table-cell table:formula="of:=AVERAGE([.K17:.M17])" office:value-type="float" office:value="10.9498333333333" calcext:value-type="float">
            <text:p>10.9498333333</text:p>
          </table:table-cell>
          <table:table-cell table:formula="of:=[.M17]*[.$C$14]/([.C17]*[.$D$14])" office:value-type="float" office:value="0.995748423485181" calcext:value-type="float">
            <text:p>0.9957484235</text:p>
          </table:table-cell>
        </table:table-row>
        <table:table-row table:style-name="ro1">
          <table:table-cell/>
          <table:table-cell office:value-type="float" office:value="28000" calcext:value-type="float">
            <text:p>28000</text:p>
          </table:table-cell>
          <table:table-cell table:formula="of:=[.B18]*[.B18]" office:value-type="float" office:value="784000000" calcext:value-type="float">
            <text:p>784000000</text:p>
          </table:table-cell>
          <table:table-cell office:value-type="float" office:value="20.8918" calcext:value-type="float">
            <text:p>20.8918</text:p>
          </table:table-cell>
          <table:table-cell office:value-type="float" office:value="12.2029" calcext:value-type="float">
            <text:p>12.2029</text:p>
          </table:table-cell>
          <table:table-cell office:value-type="float" office:value="20.7494" calcext:value-type="float">
            <text:p>20.7494</text:p>
          </table:table-cell>
          <table:table-cell table:formula="of:=AVERAGE([.D18:.F18])" office:value-type="float" office:value="17.9480333333333" calcext:value-type="float">
            <text:p>17.9480333333</text:p>
          </table:table-cell>
          <table:table-cell table:formula="of:=[.$C$14]*[.D18]/([.C18]*[.$D$14])" office:value-type="float" office:value="1.63254491151228" calcext:value-type="float">
            <text:p>1.6325449115</text:p>
          </table:table-cell>
          <table:table-cell table:number-columns-repeated="2"/>
          <table:table-cell office:value-type="float" office:value="12.7945" calcext:value-type="float">
            <text:p>12.7945</text:p>
          </table:table-cell>
          <table:table-cell office:value-type="float" office:value="13.1778" calcext:value-type="float">
            <text:p>13.1778</text:p>
          </table:table-cell>
          <table:table-cell office:value-type="float" office:value="14.0475" calcext:value-type="float">
            <text:p>14.0475</text:p>
          </table:table-cell>
          <table:table-cell table:formula="of:=AVERAGE([.K18:.M18])" office:value-type="float" office:value="13.3399333333333" calcext:value-type="float">
            <text:p>13.3399333333</text:p>
          </table:table-cell>
          <table:table-cell table:formula="of:=[.M18]*[.$C$14]/([.C18]*[.$D$14])" office:value-type="float" office:value="1.09771176463822" calcext:value-type="float">
            <text:p>1.0977117646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B19]*[.B19]" office:value-type="float" office:value="900000000" calcext:value-type="float">
            <text:p>900000000</text:p>
          </table:table-cell>
          <table:table-cell office:value-type="float" office:value="17.8238" calcext:value-type="float">
            <text:p>17.8238</text:p>
          </table:table-cell>
          <table:table-cell office:value-type="float" office:value="14.1297" calcext:value-type="float">
            <text:p>14.1297</text:p>
          </table:table-cell>
          <table:table-cell office:value-type="float" office:value="14.5022" calcext:value-type="float">
            <text:p>14.5022</text:p>
          </table:table-cell>
          <table:table-cell table:formula="of:=AVERAGE([.D19:.F19])" office:value-type="float" office:value="15.4852333333333" calcext:value-type="float">
            <text:p>15.4852333333</text:p>
          </table:table-cell>
          <table:table-cell table:formula="of:=[.$C$14]*[.D19]/([.C19]*[.$D$14])" office:value-type="float" office:value="1.21328584692713" calcext:value-type="float">
            <text:p>1.2132858469</text:p>
          </table:table-cell>
          <table:table-cell table:number-columns-repeated="2"/>
          <table:table-cell office:value-type="float" office:value="14.2094" calcext:value-type="float">
            <text:p>14.2094</text:p>
          </table:table-cell>
          <table:table-cell office:value-type="float" office:value="15.064" calcext:value-type="float">
            <text:p>15.064</text:p>
          </table:table-cell>
          <table:table-cell office:value-type="float" office:value="16.6442" calcext:value-type="float">
            <text:p>16.6442</text:p>
          </table:table-cell>
          <table:table-cell table:formula="of:=AVERAGE([.K19:.M19])" office:value-type="float" office:value="15.3058666666667" calcext:value-type="float">
            <text:p>15.3058666667</text:p>
          </table:table-cell>
          <table:table-cell table:formula="of:=[.M19]*[.$C$14]/([.C19]*[.$D$14])" office:value-type="float" office:value="1.13298916580216" calcext:value-type="float">
            <text:p>1.1329891658</text:p>
          </table:table-cell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table:formula="of:=[.B20]*[.B20]" office:value-type="float" office:value="1024000000" calcext:value-type="float">
            <text:p>1024000000</text:p>
          </table:table-cell>
          <table:table-cell office:value-type="float" office:value="19.6299" calcext:value-type="float">
            <text:p>19.6299</text:p>
          </table:table-cell>
          <table:table-cell office:value-type="float" office:value="16.126" calcext:value-type="float">
            <text:p>16.126</text:p>
          </table:table-cell>
          <table:table-cell office:value-type="float" office:value="16.4588" calcext:value-type="float">
            <text:p>16.4588</text:p>
          </table:table-cell>
          <table:table-cell table:formula="of:=AVERAGE([.D20:.F20])" office:value-type="float" office:value="17.4049" calcext:value-type="float">
            <text:p>17.4049</text:p>
          </table:table-cell>
          <table:table-cell table:formula="of:=[.$C$14]*[.D20]/([.C20]*[.$D$14])" office:value-type="float" office:value="1.17442008838863" calcext:value-type="float">
            <text:p>1.1744200884</text:p>
          </table:table-cell>
          <table:table-cell table:number-columns-repeated="2"/>
          <table:table-cell office:value-type="float" office:value="15.9505" calcext:value-type="float">
            <text:p>15.9505</text:p>
          </table:table-cell>
          <table:table-cell office:value-type="float" office:value="16.0669" calcext:value-type="float">
            <text:p>16.0669</text:p>
          </table:table-cell>
          <table:table-cell office:value-type="float" office:value="16.4761" calcext:value-type="float">
            <text:p>16.4761</text:p>
          </table:table-cell>
          <table:table-cell table:formula="of:=AVERAGE([.K20:.M20])" office:value-type="float" office:value="16.1645" calcext:value-type="float">
            <text:p>16.1645</text:p>
          </table:table-cell>
          <table:table-cell table:formula="of:=[.M20]*[.$C$14]/([.C20]*[.$D$14])" office:value-type="float" office:value="0.985734151386404" calcext:value-type="float">
            <text:p>0.9857341514</text:p>
          </table:table-cell>
        </table:table-row>
        <table:table-row table:style-name="ro1">
          <table:table-cell/>
          <table:table-cell office:value-type="float" office:value="34000" calcext:value-type="float">
            <text:p>34000</text:p>
          </table:table-cell>
          <table:table-cell table:formula="of:=[.B21]*[.B21]" office:value-type="float" office:value="1156000000" calcext:value-type="float">
            <text:p>1156000000</text:p>
          </table:table-cell>
          <table:table-cell office:value-type="float" office:value="20.9629" calcext:value-type="float">
            <text:p>20.9629</text:p>
          </table:table-cell>
          <table:table-cell office:value-type="float" office:value="18.2172" calcext:value-type="float">
            <text:p>18.2172</text:p>
          </table:table-cell>
          <table:table-cell office:value-type="float" office:value="18.5441" calcext:value-type="float">
            <text:p>18.5441</text:p>
          </table:table-cell>
          <table:table-cell table:formula="of:=AVERAGE([.D21:.F21])" office:value-type="float" office:value="19.2414" calcext:value-type="float">
            <text:p>19.2414</text:p>
          </table:table-cell>
          <table:table-cell table:formula="of:=[.$C$14]*[.D21]/([.C21]*[.$D$14])" office:value-type="float" office:value="1.11096114268339" calcext:value-type="float">
            <text:p>1.1109611427</text:p>
          </table:table-cell>
          <table:table-cell table:number-columns-repeated="2"/>
          <table:table-cell office:value-type="float" office:value="18.1238" calcext:value-type="float">
            <text:p>18.1238</text:p>
          </table:table-cell>
          <table:table-cell office:value-type="float" office:value="18.0676" calcext:value-type="float">
            <text:p>18.0676</text:p>
          </table:table-cell>
          <table:table-cell office:value-type="float" office:value="18.1454" calcext:value-type="float">
            <text:p>18.1454</text:p>
          </table:table-cell>
          <table:table-cell table:formula="of:=AVERAGE([.K21:.M21])" office:value-type="float" office:value="18.1122666666667" calcext:value-type="float">
            <text:p>18.1122666667</text:p>
          </table:table-cell>
          <table:table-cell table:formula="of:=[.M21]*[.$C$14]/([.C21]*[.$D$14])" office:value-type="float" office:value="0.961643394685236" calcext:value-type="float">
            <text:p>0.9616433947</text:p>
          </table:table-cell>
        </table:table-row>
        <table:table-row table:style-name="ro1">
          <table:table-cell/>
          <table:table-cell office:value-type="float" office:value="36000" calcext:value-type="float">
            <text:p>36000</text:p>
          </table:table-cell>
          <table:table-cell table:formula="of:=[.B22]*[.B22]" office:value-type="float" office:value="1296000000" calcext:value-type="float">
            <text:p>1296000000</text:p>
          </table:table-cell>
          <table:table-cell office:value-type="float" office:value="23.4787" calcext:value-type="float">
            <text:p>23.4787</text:p>
          </table:table-cell>
          <table:table-cell office:value-type="float" office:value="20.7707" calcext:value-type="float">
            <text:p>20.7707</text:p>
          </table:table-cell>
          <table:table-cell office:value-type="float" office:value="20.5284" calcext:value-type="float">
            <text:p>20.5284</text:p>
          </table:table-cell>
          <table:table-cell table:formula="of:=AVERAGE([.D22:.F22])" office:value-type="float" office:value="21.5926" calcext:value-type="float">
            <text:p>21.5926</text:p>
          </table:table-cell>
          <table:table-cell table:formula="of:=[.$C$14]*[.D22]/([.C22]*[.$D$14])" office:value-type="float" office:value="1.10987580955458" calcext:value-type="float">
            <text:p>1.1098758096</text:p>
          </table:table-cell>
          <table:table-cell table:number-columns-repeated="2"/>
          <table:table-cell office:value-type="float" office:value="20.3869" calcext:value-type="float">
            <text:p>20.3869</text:p>
          </table:table-cell>
          <table:table-cell office:value-type="float" office:value="20.2933" calcext:value-type="float">
            <text:p>20.2933</text:p>
          </table:table-cell>
          <table:table-cell office:value-type="float" office:value="20.2249" calcext:value-type="float">
            <text:p>20.2249</text:p>
          </table:table-cell>
          <table:table-cell table:formula="of:=AVERAGE([.K22:.M22])" office:value-type="float" office:value="20.3017" calcext:value-type="float">
            <text:p>20.3017</text:p>
          </table:table-cell>
          <table:table-cell table:formula="of:=[.M22]*[.$C$14]/([.C22]*[.$D$14])" office:value-type="float" office:value="0.956063464359631" calcext:value-type="float">
            <text:p>0.9560634644</text:p>
          </table:table-cell>
        </table:table-row>
        <table:table-row table:style-name="ro1">
          <table:table-cell/>
          <table:table-cell office:value-type="float" office:value="38000" calcext:value-type="float">
            <text:p>38000</text:p>
          </table:table-cell>
          <table:table-cell table:formula="of:=[.B23]*[.B23]" office:value-type="float" office:value="1444000000" calcext:value-type="float">
            <text:p>1444000000</text:p>
          </table:table-cell>
          <table:table-cell office:value-type="float" office:value="27.1293" calcext:value-type="float">
            <text:p>27.1293</text:p>
          </table:table-cell>
          <table:table-cell office:value-type="float" office:value="22.9699" calcext:value-type="float">
            <text:p>22.9699</text:p>
          </table:table-cell>
          <table:table-cell office:value-type="float" office:value="40.3688" calcext:value-type="float">
            <text:p>40.3688</text:p>
          </table:table-cell>
          <table:table-cell table:formula="of:=AVERAGE([.D23:.F23])" office:value-type="float" office:value="30.156" calcext:value-type="float">
            <text:p>30.156</text:p>
          </table:table-cell>
          <table:table-cell table:formula="of:=[.$C$14]*[.D23]/([.C23]*[.$D$14])" office:value-type="float" office:value="1.15100374188965" calcext:value-type="float">
            <text:p>1.1510037419</text:p>
          </table:table-cell>
          <table:table-cell table:number-columns-repeated="2"/>
          <table:table-cell office:value-type="float" office:value="22.8611" calcext:value-type="float">
            <text:p>22.8611</text:p>
          </table:table-cell>
          <table:table-cell office:value-type="float" office:value="22.6866" calcext:value-type="float">
            <text:p>22.6866</text:p>
          </table:table-cell>
          <table:table-cell office:value-type="float" office:value="22.5921" calcext:value-type="float">
            <text:p>22.5921</text:p>
          </table:table-cell>
          <table:table-cell table:formula="of:=AVERAGE([.K23:.M23])" office:value-type="float" office:value="22.7132666666667" calcext:value-type="float">
            <text:p>22.7132666667</text:p>
          </table:table-cell>
          <table:table-cell table:formula="of:=[.M23]*[.$C$14]/([.C23]*[.$D$14])" office:value-type="float" office:value="0.958505808743503" calcext:value-type="float">
            <text:p>0.9585058087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table:formula="of:=[.B24]*[.B24]" office:value-type="float" office:value="1600000000" calcext:value-type="float">
            <text:p>1600000000</text:p>
          </table:table-cell>
          <table:table-cell office:value-type="float" office:value="27.1704" calcext:value-type="float">
            <text:p>27.1704</text:p>
          </table:table-cell>
          <table:table-cell office:value-type="float" office:value="26.1929" calcext:value-type="float">
            <text:p>26.1929</text:p>
          </table:table-cell>
          <table:table-cell office:value-type="float" office:value="25.8599" calcext:value-type="float">
            <text:p>25.8599</text:p>
          </table:table-cell>
          <table:table-cell table:formula="of:=AVERAGE([.D24:.F24])" office:value-type="float" office:value="26.4077333333333" calcext:value-type="float">
            <text:p>26.4077333333</text:p>
          </table:table-cell>
          <table:table-cell table:formula="of:=[.$C$14]*[.D24]/([.C24]*[.$D$14])" office:value-type="float" office:value="1.04035459602519" calcext:value-type="float">
            <text:p>1.040354596</text:p>
          </table:table-cell>
          <table:table-cell table:number-columns-repeated="2"/>
          <table:table-cell office:value-type="float" office:value="25.608" calcext:value-type="float">
            <text:p>25.608</text:p>
          </table:table-cell>
          <table:table-cell office:value-type="float" office:value="27.1518" calcext:value-type="float">
            <text:p>27.1518</text:p>
          </table:table-cell>
          <table:table-cell office:value-type="float" office:value="28.4273" calcext:value-type="float">
            <text:p>28.4273</text:p>
          </table:table-cell>
          <table:table-cell table:formula="of:=AVERAGE([.K24:.M24])" office:value-type="float" office:value="27.0623666666667" calcext:value-type="float">
            <text:p>27.0623666667</text:p>
          </table:table-cell>
          <table:table-cell table:formula="of:=[.M24]*[.$C$14]/([.C24]*[.$D$14])" office:value-type="float" office:value="1.08848129610116" calcext:value-type="float">
            <text:p>1.088481296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Ottman-Bentley + BFS</text:p>
          </table:table-cell>
          <table:table-cell table:number-columns-repeated="8"/>
          <table:table-cell table:style-name="ce1" office:value-type="string" calcext:value-type="string">
            <text:p>Ottman-Bentley + disjoint_set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28] * LOG([.B28]; 2)" office:value-type="float" office:value="21931.5685693242" calcext:value-type="float">
            <text:p>21931.5685693242</text:p>
          </table:table-cell>
          <table:table-cell office:value-type="float" office:value="0.069769" calcext:value-type="float">
            <text:p>0.069769</text:p>
          </table:table-cell>
          <table:table-cell office:value-type="float" office:value="0.06777" calcext:value-type="float">
            <text:p>0.06777</text:p>
          </table:table-cell>
          <table:table-cell office:value-type="float" office:value="0.066396" calcext:value-type="float">
            <text:p>0.066396</text:p>
          </table:table-cell>
          <table:table-cell table:formula="of:=AVERAGE([.D28:.F28])" office:value-type="float" office:value="0.0679783333333333" calcext:value-type="float">
            <text:p>0.0679783333</text:p>
          </table:table-cell>
          <table:table-cell table:formula="of:=[.G28] * [.$C$37] / ([.C28] * [.$G$37])" office:value-type="float" office:value="1.63723075913134" calcext:value-type="float">
            <text:p>1.6372307591</text:p>
          </table:table-cell>
          <table:table-cell table:number-columns-repeated="2"/>
          <table:table-cell office:value-type="float" office:value="0.006621" calcext:value-type="float">
            <text:p>0.006621</text:p>
          </table:table-cell>
          <table:table-cell office:value-type="float" office:value="0.067116" calcext:value-type="float">
            <text:p>0.067116</text:p>
          </table:table-cell>
          <table:table-cell office:value-type="float" office:value="0.067881" calcext:value-type="float">
            <text:p>0.067881</text:p>
          </table:table-cell>
          <table:table-cell table:formula="of:=AVERAGE([.K28:.M28])" office:value-type="float" office:value="0.047206" calcext:value-type="float">
            <text:p>0.047206</text:p>
          </table:table-cell>
          <table:table-cell table:formula="of:=[.N28]*[.$C$37] / ([.C28] * [.$N$37])" office:value-type="float" office:value="1.13831079352303" calcext:value-type="float">
            <text:p>1.1383107935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[.B29] * LOG([.B29]; 2)" office:value-type="float" office:value="47863.1371386484" calcext:value-type="float">
            <text:p>47863.1371386484</text:p>
          </table:table-cell>
          <table:table-cell office:value-type="float" office:value="0.161646" calcext:value-type="float">
            <text:p>0.161646</text:p>
          </table:table-cell>
          <table:table-cell office:value-type="float" office:value="0.170063" calcext:value-type="float">
            <text:p>0.170063</text:p>
          </table:table-cell>
          <table:table-cell office:value-type="float" office:value="0.166786" calcext:value-type="float">
            <text:p>0.166786</text:p>
          </table:table-cell>
          <table:table-cell table:formula="of:=AVERAGE([.D29:.F29])" office:value-type="float" office:value="0.166165" calcext:value-type="float">
            <text:p>0.166165</text:p>
          </table:table-cell>
          <table:table-cell table:formula="of:=[.G29] * [.$C$37] / ([.C29] * [.$G$37])" office:value-type="float" office:value="1.83378099753344" calcext:value-type="float">
            <text:p>1.8337809975</text:p>
          </table:table-cell>
          <table:table-cell table:number-columns-repeated="2"/>
          <table:table-cell office:value-type="float" office:value="0.172294" calcext:value-type="float">
            <text:p>0.172294</text:p>
          </table:table-cell>
          <table:table-cell office:value-type="float" office:value="0.166866" calcext:value-type="float">
            <text:p>0.166866</text:p>
          </table:table-cell>
          <table:table-cell office:value-type="float" office:value="0.165983" calcext:value-type="float">
            <text:p>0.165983</text:p>
          </table:table-cell>
          <table:table-cell table:formula="of:=AVERAGE([.K29:.M29])" office:value-type="float" office:value="0.168381" calcext:value-type="float">
            <text:p>0.168381</text:p>
          </table:table-cell>
          <table:table-cell table:formula="of:=[.N29]*[.$C$37] / ([.C29] * [.$N$37])" office:value-type="float" office:value="1.86048113056304" calcext:value-type="float">
            <text:p>1.8604811306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30] * LOG([.B30]; 2)" office:value-type="float" office:value="75304.4807122995" calcext:value-type="float">
            <text:p>75304.4807122995</text:p>
          </table:table-cell>
          <table:table-cell office:value-type="float" office:value="0.220009" calcext:value-type="float">
            <text:p>0.220009</text:p>
          </table:table-cell>
          <table:table-cell office:value-type="float" office:value="0.222854" calcext:value-type="float">
            <text:p>0.222854</text:p>
          </table:table-cell>
          <table:table-cell office:value-type="float" office:value="0.226889" calcext:value-type="float">
            <text:p>0.226889</text:p>
          </table:table-cell>
          <table:table-cell table:formula="of:=AVERAGE([.D30:.F30])" office:value-type="float" office:value="0.223250666666667" calcext:value-type="float">
            <text:p>0.2232506667</text:p>
          </table:table-cell>
          <table:table-cell table:formula="of:=[.G30] * [.$C$37] / ([.C30] * [.$G$37])" office:value-type="float" office:value="1.56596129324568" calcext:value-type="float">
            <text:p>1.5659612932</text:p>
          </table:table-cell>
          <table:table-cell table:number-columns-repeated="2"/>
          <table:table-cell office:value-type="float" office:value="0.235275" calcext:value-type="float">
            <text:p>0.235275</text:p>
          </table:table-cell>
          <table:table-cell office:value-type="float" office:value="0.222746" calcext:value-type="float">
            <text:p>0.222746</text:p>
          </table:table-cell>
          <table:table-cell office:value-type="float" office:value="0.230412" calcext:value-type="float">
            <text:p>0.230412</text:p>
          </table:table-cell>
          <table:table-cell table:formula="of:=AVERAGE([.K30:.M30])" office:value-type="float" office:value="0.229477666666667" calcext:value-type="float">
            <text:p>0.2294776667</text:p>
          </table:table-cell>
          <table:table-cell table:formula="of:=[.N30]*[.$C$37] / ([.C30] * [.$N$37])" office:value-type="float" office:value="1.61158402257222" calcext:value-type="float">
            <text:p>1.6115840226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[.B31] * LOG([.B31]; 2)" office:value-type="float" office:value="103726.274277297" calcext:value-type="float">
            <text:p>103726.274277297</text:p>
          </table:table-cell>
          <table:table-cell office:value-type="float" office:value="0.319634" calcext:value-type="float">
            <text:p>0.319634</text:p>
          </table:table-cell>
          <table:table-cell office:value-type="float" office:value="0.286494" calcext:value-type="float">
            <text:p>0.286494</text:p>
          </table:table-cell>
          <table:table-cell office:value-type="float" office:value="0.294696" calcext:value-type="float">
            <text:p>0.294696</text:p>
          </table:table-cell>
          <table:table-cell table:formula="of:=AVERAGE([.D31:.F31])" office:value-type="float" office:value="0.300274666666667" calcext:value-type="float">
            <text:p>0.3002746667</text:p>
          </table:table-cell>
          <table:table-cell table:formula="of:=[.G31] * [.$C$37] / ([.C31] * [.$G$37])" office:value-type="float" office:value="1.5291109258135" calcext:value-type="float">
            <text:p>1.5291109258</text:p>
          </table:table-cell>
          <table:table-cell table:number-columns-repeated="2"/>
          <table:table-cell office:value-type="float" office:value="0.285946" calcext:value-type="float">
            <text:p>0.285946</text:p>
          </table:table-cell>
          <table:table-cell office:value-type="float" office:value="0.287222" calcext:value-type="float">
            <text:p>0.287222</text:p>
          </table:table-cell>
          <table:table-cell office:value-type="float" office:value="0.300524" calcext:value-type="float">
            <text:p>0.300524</text:p>
          </table:table-cell>
          <table:table-cell table:formula="of:=AVERAGE([.K31:.M31])" office:value-type="float" office:value="0.291230666666667" calcext:value-type="float">
            <text:p>0.2912306667</text:p>
          </table:table-cell>
          <table:table-cell table:formula="of:=[.N31]*[.$C$37] / ([.C31] * [.$N$37])" office:value-type="float" office:value="1.48484688202262" calcext:value-type="float">
            <text:p>1.48484688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[.B32] * LOG([.B32]; 2)" office:value-type="float" office:value="132877.123795495" calcext:value-type="float">
            <text:p>132877.123795495</text:p>
          </table:table-cell>
          <table:table-cell office:value-type="float" office:value="0.351652" calcext:value-type="float">
            <text:p>0.351652</text:p>
          </table:table-cell>
          <table:table-cell office:value-type="float" office:value="0.380986" calcext:value-type="float">
            <text:p>0.380986</text:p>
          </table:table-cell>
          <table:table-cell office:value-type="float" office:value="0.341232" calcext:value-type="float">
            <text:p>0.341232</text:p>
          </table:table-cell>
          <table:table-cell table:formula="of:=AVERAGE([.D32:.F32])" office:value-type="float" office:value="0.357956666666667" calcext:value-type="float">
            <text:p>0.3579566667</text:p>
          </table:table-cell>
          <table:table-cell table:formula="of:=[.G32] * [.$C$37] / ([.C32] * [.$G$37])" office:value-type="float" office:value="1.42294892859963" calcext:value-type="float">
            <text:p>1.4229489286</text:p>
          </table:table-cell>
          <table:table-cell table:number-columns-repeated="2"/>
          <table:table-cell office:value-type="float" office:value="0.364023" calcext:value-type="float">
            <text:p>0.364023</text:p>
          </table:table-cell>
          <table:table-cell office:value-type="float" office:value="0.339552" calcext:value-type="float">
            <text:p>0.339552</text:p>
          </table:table-cell>
          <table:table-cell office:value-type="float" office:value="0.382988" calcext:value-type="float">
            <text:p>0.382988</text:p>
          </table:table-cell>
          <table:table-cell table:formula="of:=AVERAGE([.K32:.M32])" office:value-type="float" office:value="0.362187666666667" calcext:value-type="float">
            <text:p>0.3621876667</text:p>
          </table:table-cell>
          <table:table-cell table:formula="of:=[.N32]*[.$C$37] / ([.C32] * [.$N$37])" office:value-type="float" office:value="1.44150709509758" calcext:value-type="float">
            <text:p>1.4415070951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[.B33] * LOG([.B33]; 2)" office:value-type="float" office:value="162608.961424599" calcext:value-type="float">
            <text:p>162608.961424599</text:p>
          </table:table-cell>
          <table:table-cell office:value-type="float" office:value="0.400258" calcext:value-type="float">
            <text:p>0.400258</text:p>
          </table:table-cell>
          <table:table-cell office:value-type="float" office:value="0.412631" calcext:value-type="float">
            <text:p>0.412631</text:p>
          </table:table-cell>
          <table:table-cell office:value-type="float" office:value="0.424496" calcext:value-type="float">
            <text:p>0.424496</text:p>
          </table:table-cell>
          <table:table-cell table:formula="of:=AVERAGE([.D33:.F33])" office:value-type="float" office:value="0.412461666666667" calcext:value-type="float">
            <text:p>0.4124616667</text:p>
          </table:table-cell>
          <table:table-cell table:formula="of:=[.G33] * [.$C$37] / ([.C33] * [.$G$37])" office:value-type="float" office:value="1.33982535779906" calcext:value-type="float">
            <text:p>1.3398253578</text:p>
          </table:table-cell>
          <table:table-cell table:number-columns-repeated="2"/>
          <table:table-cell office:value-type="float" office:value="0.384697" calcext:value-type="float">
            <text:p>0.384697</text:p>
          </table:table-cell>
          <table:table-cell office:value-type="float" office:value="0.405771" calcext:value-type="float">
            <text:p>0.405771</text:p>
          </table:table-cell>
          <table:table-cell office:value-type="float" office:value="0.395992" calcext:value-type="float">
            <text:p>0.395992</text:p>
          </table:table-cell>
          <table:table-cell table:formula="of:=AVERAGE([.K33:.M33])" office:value-type="float" office:value="0.395486666666667" calcext:value-type="float">
            <text:p>0.3954866667</text:p>
          </table:table-cell>
          <table:table-cell table:formula="of:=[.N33]*[.$C$37] / ([.C33] * [.$N$37])" office:value-type="float" office:value="1.28623616429059" calcext:value-type="float">
            <text:p>1.2862361643</text:p>
          </table:table-cell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table:formula="of:=[.B34] * LOG([.B34]; 2)" office:value-type="float" office:value="192823.948894076" calcext:value-type="float">
            <text:p>192823.948894076</text:p>
          </table:table-cell>
          <table:table-cell office:value-type="float" office:value="0.439067" calcext:value-type="float">
            <text:p>0.439067</text:p>
          </table:table-cell>
          <table:table-cell office:value-type="float" office:value="0.423612" calcext:value-type="float">
            <text:p>0.423612</text:p>
          </table:table-cell>
          <table:table-cell office:value-type="float" office:value="0.439846" calcext:value-type="float">
            <text:p>0.439846</text:p>
          </table:table-cell>
          <table:table-cell table:formula="of:=AVERAGE([.D34:.F34])" office:value-type="float" office:value="0.434175" calcext:value-type="float">
            <text:p>0.434175</text:p>
          </table:table-cell>
          <table:table-cell table:formula="of:=[.G34] * [.$C$37] / ([.C34] * [.$G$37])" office:value-type="float" office:value="1.18935887344428" calcext:value-type="float">
            <text:p>1.1893588734</text:p>
          </table:table-cell>
          <table:table-cell table:number-columns-repeated="2"/>
          <table:table-cell office:value-type="float" office:value="0.437832" calcext:value-type="float">
            <text:p>0.437832</text:p>
          </table:table-cell>
          <table:table-cell office:value-type="float" office:value="0.480807" calcext:value-type="float">
            <text:p>0.480807</text:p>
          </table:table-cell>
          <table:table-cell office:value-type="float" office:value="0.46155" calcext:value-type="float">
            <text:p>0.46155</text:p>
          </table:table-cell>
          <table:table-cell table:formula="of:=AVERAGE([.K34:.M34])" office:value-type="float" office:value="0.460063" calcext:value-type="float">
            <text:p>0.460063</text:p>
          </table:table-cell>
          <table:table-cell table:formula="of:=[.N34]*[.$C$37] / ([.C34] * [.$N$37])" office:value-type="float" office:value="1.2617975512344" calcext:value-type="float">
            <text:p>1.2617975512</text:p>
          </table:table-cell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table:formula="of:=[.B35] * LOG([.B35]; 2)" office:value-type="float" office:value="223452.548554593" calcext:value-type="float">
            <text:p>223452.548554593</text:p>
          </table:table-cell>
          <table:table-cell office:value-type="float" office:value="0.459903" calcext:value-type="float">
            <text:p>0.459903</text:p>
          </table:table-cell>
          <table:table-cell office:value-type="float" office:value="0.481494" calcext:value-type="float">
            <text:p>0.481494</text:p>
          </table:table-cell>
          <table:table-cell office:value-type="float" office:value="0.476889" calcext:value-type="float">
            <text:p>0.476889</text:p>
          </table:table-cell>
          <table:table-cell table:formula="of:=AVERAGE([.D35:.F35])" office:value-type="float" office:value="0.472762" calcext:value-type="float">
            <text:p>0.472762</text:p>
          </table:table-cell>
          <table:table-cell table:formula="of:=[.G35] * [.$C$37] / ([.C35] * [.$G$37])" office:value-type="float" office:value="1.11754836032617" calcext:value-type="float">
            <text:p>1.1175483603</text:p>
          </table:table-cell>
          <table:table-cell table:number-columns-repeated="2"/>
          <table:table-cell office:value-type="float" office:value="0.466474" calcext:value-type="float">
            <text:p>0.466474</text:p>
          </table:table-cell>
          <table:table-cell office:value-type="float" office:value="0.509352" calcext:value-type="float">
            <text:p>0.509352</text:p>
          </table:table-cell>
          <table:table-cell office:value-type="float" office:value="0.485467" calcext:value-type="float">
            <text:p>0.485467</text:p>
          </table:table-cell>
          <table:table-cell table:formula="of:=AVERAGE([.K35:.M35])" office:value-type="float" office:value="0.487097666666667" calcext:value-type="float">
            <text:p>0.4870976667</text:p>
          </table:table-cell>
          <table:table-cell table:formula="of:=[.N35]*[.$C$37] / ([.C35] * [.$N$37])" office:value-type="float" office:value="1.15282684948436" calcext:value-type="float">
            <text:p>1.1528268495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table:formula="of:=[.B36] * LOG([.B36]; 2)" office:value-type="float" office:value="254442.767149879" calcext:value-type="float">
            <text:p>254442.767149879</text:p>
          </table:table-cell>
          <table:table-cell office:value-type="float" office:value="0.497757" calcext:value-type="float">
            <text:p>0.497757</text:p>
          </table:table-cell>
          <table:table-cell office:value-type="float" office:value="0.516197" calcext:value-type="float">
            <text:p>0.516197</text:p>
          </table:table-cell>
          <table:table-cell office:value-type="float" office:value="0.510828" calcext:value-type="float">
            <text:p>0.510828</text:p>
          </table:table-cell>
          <table:table-cell table:formula="of:=AVERAGE([.D36:.F36])" office:value-type="float" office:value="0.508260666666667" calcext:value-type="float">
            <text:p>0.5082606667</text:p>
          </table:table-cell>
          <table:table-cell table:formula="of:=[.G36] * [.$C$37] / ([.C36] * [.$G$37])" office:value-type="float" office:value="1.05512877843348" calcext:value-type="float">
            <text:p>1.0551287784</text:p>
          </table:table-cell>
          <table:table-cell table:number-columns-repeated="2"/>
          <table:table-cell office:value-type="float" office:value="0.399797" calcext:value-type="float">
            <text:p>0.399797</text:p>
          </table:table-cell>
          <table:table-cell office:value-type="float" office:value="0.497678" calcext:value-type="float">
            <text:p>0.497678</text:p>
          </table:table-cell>
          <table:table-cell office:value-type="float" office:value="0.516272" calcext:value-type="float">
            <text:p>0.516272</text:p>
          </table:table-cell>
          <table:table-cell table:formula="of:=AVERAGE([.K36:.M36])" office:value-type="float" office:value="0.471249" calcext:value-type="float">
            <text:p>0.471249</text:p>
          </table:table-cell>
          <table:table-cell table:formula="of:=[.N36]*[.$C$37] / ([.C36] * [.$N$37])" office:value-type="float" office:value="0.979475725831859" calcext:value-type="float">
            <text:p>0.9794757258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formula="of:=[.B37] * LOG([.B37]; 2)" office:value-type="float" office:value="285754.247590989" calcext:value-type="float">
            <text:p>285754.247590989</text:p>
          </table:table-cell>
          <table:table-cell office:value-type="float" office:value="0.544908" calcext:value-type="float">
            <text:p>0.544908</text:p>
          </table:table-cell>
          <table:table-cell office:value-type="float" office:value="0.542673" calcext:value-type="float">
            <text:p>0.542673</text:p>
          </table:table-cell>
          <table:table-cell office:value-type="float" office:value="0.535368" calcext:value-type="float">
            <text:p>0.535368</text:p>
          </table:table-cell>
          <table:table-cell table:formula="of:=AVERAGE([.D37:.F37])" office:value-type="float" office:value="0.540983" calcext:value-type="float">
            <text:p>0.540983</text:p>
          </table:table-cell>
          <table:table-cell table:formula="of:=[.G37] * [.$C$37] / ([.C37] * [.$G$37])" office:value-type="float" office:value="1" calcext:value-type="float">
            <text:p>1</text:p>
          </table:table-cell>
          <table:table-cell table:number-columns-repeated="2"/>
          <table:table-cell office:value-type="float" office:value="0.536972" calcext:value-type="float">
            <text:p>0.536972</text:p>
          </table:table-cell>
          <table:table-cell office:value-type="float" office:value="0.54276" calcext:value-type="float">
            <text:p>0.54276</text:p>
          </table:table-cell>
          <table:table-cell office:value-type="float" office:value="0.541259" calcext:value-type="float">
            <text:p>0.541259</text:p>
          </table:table-cell>
          <table:table-cell table:formula="of:=AVERAGE([.K37:.M37])" office:value-type="float" office:value="0.540330333333333" calcext:value-type="float">
            <text:p>0.5403303333</text:p>
          </table:table-cell>
          <table:table-cell table:formula="of:=[.N37]*[.$C$37] / ([.C37] * [.$N$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000" calcext:value-type="float">
            <text:p>22000</text:p>
          </table:table-cell>
          <table:table-cell table:formula="of:=[.B38] * LOG([.B38]; 2)" office:value-type="float" office:value="317354.749872586" calcext:value-type="float">
            <text:p>317354.749872586</text:p>
          </table:table-cell>
          <table:table-cell office:value-type="float" office:value="0.56468" calcext:value-type="float">
            <text:p>0.56468</text:p>
          </table:table-cell>
          <table:table-cell office:value-type="float" office:value="0.570537" calcext:value-type="float">
            <text:p>0.570537</text:p>
          </table:table-cell>
          <table:table-cell office:value-type="float" office:value="0.579702" calcext:value-type="float">
            <text:p>0.579702</text:p>
          </table:table-cell>
          <table:table-cell table:formula="of:=AVERAGE([.D38:.F38])" office:value-type="float" office:value="0.571639666666667" calcext:value-type="float">
            <text:p>0.5716396667</text:p>
          </table:table-cell>
          <table:table-cell table:formula="of:=[.G38] * [.$C$37] / ([.C38] * [.$G$37])" office:value-type="float" office:value="0.951451009490859" calcext:value-type="float">
            <text:p>0.9514510095</text:p>
          </table:table-cell>
          <table:table-cell table:number-columns-repeated="2"/>
          <table:table-cell office:value-type="float" office:value="0.567379" calcext:value-type="float">
            <text:p>0.567379</text:p>
          </table:table-cell>
          <table:table-cell office:value-type="float" office:value="0.569392" calcext:value-type="float">
            <text:p>0.569392</text:p>
          </table:table-cell>
          <table:table-cell office:value-type="float" office:value="0.476707" calcext:value-type="float">
            <text:p>0.476707</text:p>
          </table:table-cell>
          <table:table-cell table:formula="of:=AVERAGE([.K38:.M38])" office:value-type="float" office:value="0.537826" calcext:value-type="float">
            <text:p>0.537826</text:p>
          </table:table-cell>
          <table:table-cell table:formula="of:=[.N38]*[.$C$37] / ([.C38] * [.$N$37])" office:value-type="float" office:value="0.89625199707569" calcext:value-type="float">
            <text:p>0.8962519971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table:formula="of:=[.B39] * LOG([.B39]; 2)" office:value-type="float" office:value="349217.922849198" calcext:value-type="float">
            <text:p>349217.922849198</text:p>
          </table:table-cell>
          <table:table-cell office:value-type="float" office:value="0.603898" calcext:value-type="float">
            <text:p>0.603898</text:p>
          </table:table-cell>
          <table:table-cell office:value-type="float" office:value="0.607227" calcext:value-type="float">
            <text:p>0.607227</text:p>
          </table:table-cell>
          <table:table-cell office:value-type="float" office:value="0.608656" calcext:value-type="float">
            <text:p>0.608656</text:p>
          </table:table-cell>
          <table:table-cell table:formula="of:=AVERAGE([.D39:.F39])" office:value-type="float" office:value="0.606593666666667" calcext:value-type="float">
            <text:p>0.6065936667</text:p>
          </table:table-cell>
          <table:table-cell table:formula="of:=[.G39] * [.$C$37] / ([.C39] * [.$G$37])" office:value-type="float" office:value="0.917509191243254" calcext:value-type="float">
            <text:p>0.9175091912</text:p>
          </table:table-cell>
          <table:table-cell table:number-columns-repeated="2"/>
          <table:table-cell office:value-type="float" office:value="0.59283" calcext:value-type="float">
            <text:p>0.59283</text:p>
          </table:table-cell>
          <table:table-cell office:value-type="float" office:value="0.635172" calcext:value-type="float">
            <text:p>0.635172</text:p>
          </table:table-cell>
          <table:table-cell office:value-type="float" office:value="0.649147" calcext:value-type="float">
            <text:p>0.649147</text:p>
          </table:table-cell>
          <table:table-cell table:formula="of:=AVERAGE([.K39:.M39])" office:value-type="float" office:value="0.625716333333333" calcext:value-type="float">
            <text:p>0.6257163333</text:p>
          </table:table-cell>
          <table:table-cell table:formula="of:=[.N39]*[.$C$37] / ([.C39] * [.$N$37])" office:value-type="float" office:value="0.947576567757006" calcext:value-type="float">
            <text:p>0.9475765678</text:p>
          </table:table-cell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table:formula="of:=[.B40] * LOG([.B40]; 2)" office:value-type="float" office:value="381321.824072883" calcext:value-type="float">
            <text:p>381321.824072883</text:p>
          </table:table-cell>
          <table:table-cell office:value-type="float" office:value="0.625156" calcext:value-type="float">
            <text:p>0.625156</text:p>
          </table:table-cell>
          <table:table-cell office:value-type="float" office:value="0.633421" calcext:value-type="float">
            <text:p>0.633421</text:p>
          </table:table-cell>
          <table:table-cell office:value-type="float" office:value="0.657166" calcext:value-type="float">
            <text:p>0.657166</text:p>
          </table:table-cell>
          <table:table-cell table:formula="of:=AVERAGE([.D40:.F40])" office:value-type="float" office:value="0.638581" calcext:value-type="float">
            <text:p>0.638581</text:p>
          </table:table-cell>
          <table:table-cell table:formula="of:=[.G40] * [.$C$37] / ([.C40] * [.$G$37])" office:value-type="float" office:value="0.884572446753826" calcext:value-type="float">
            <text:p>0.8845724468</text:p>
          </table:table-cell>
          <table:table-cell table:number-columns-repeated="2"/>
          <table:table-cell office:value-type="float" office:value="0.62933" calcext:value-type="float">
            <text:p>0.62933</text:p>
          </table:table-cell>
          <table:table-cell office:value-type="float" office:value="0.616218" calcext:value-type="float">
            <text:p>0.616218</text:p>
          </table:table-cell>
          <table:table-cell office:value-type="float" office:value="0.615423" calcext:value-type="float">
            <text:p>0.615423</text:p>
          </table:table-cell>
          <table:table-cell table:formula="of:=AVERAGE([.K40:.M40])" office:value-type="float" office:value="0.620323666666667" calcext:value-type="float">
            <text:p>0.6203236667</text:p>
          </table:table-cell>
          <table:table-cell table:formula="of:=[.N40]*[.$C$37] / ([.C40] * [.$N$37])" office:value-type="float" office:value="0.860320030898811" calcext:value-type="float">
            <text:p>0.8603200309</text:p>
          </table:table-cell>
        </table:table-row>
        <table:table-row table:style-name="ro1">
          <table:table-cell/>
          <table:table-cell office:value-type="float" office:value="28000" calcext:value-type="float">
            <text:p>28000</text:p>
          </table:table-cell>
          <table:table-cell table:formula="of:=[.B41] * LOG([.B41]; 2)" office:value-type="float" office:value="413647.897788151" calcext:value-type="float">
            <text:p>413647.897788151</text:p>
          </table:table-cell>
          <table:table-cell office:value-type="float" office:value="0.653111" calcext:value-type="float">
            <text:p>0.653111</text:p>
          </table:table-cell>
          <table:table-cell office:value-type="float" office:value="0.692432" calcext:value-type="float">
            <text:p>0.692432</text:p>
          </table:table-cell>
          <table:table-cell office:value-type="float" office:value="0.661909" calcext:value-type="float">
            <text:p>0.661909</text:p>
          </table:table-cell>
          <table:table-cell table:formula="of:=AVERAGE([.D41:.F41])" office:value-type="float" office:value="0.669150666666667" calcext:value-type="float">
            <text:p>0.6691506667</text:p>
          </table:table-cell>
          <table:table-cell table:formula="of:=[.G41] * [.$C$37] / ([.C41] * [.$G$37])" office:value-type="float" office:value="0.854480527575981" calcext:value-type="float">
            <text:p>0.8544805276</text:p>
          </table:table-cell>
          <table:table-cell table:number-columns-repeated="2"/>
          <table:table-cell office:value-type="float" office:value="0.651418" calcext:value-type="float">
            <text:p>0.651418</text:p>
          </table:table-cell>
          <table:table-cell office:value-type="float" office:value="0.651543" calcext:value-type="float">
            <text:p>0.651543</text:p>
          </table:table-cell>
          <table:table-cell office:value-type="float" office:value="0.684959" calcext:value-type="float">
            <text:p>0.684959</text:p>
          </table:table-cell>
          <table:table-cell table:formula="of:=AVERAGE([.K41:.M41])" office:value-type="float" office:value="0.66264" calcext:value-type="float">
            <text:p>0.66264</text:p>
          </table:table-cell>
          <table:table-cell table:formula="of:=[.N41]*[.$C$37] / ([.C41] * [.$N$37])" office:value-type="float" office:value="0.847188735547386" calcext:value-type="float">
            <text:p>0.8471887355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B42] * LOG([.B42]; 2)" office:value-type="float" office:value="446180.246408118" calcext:value-type="float">
            <text:p>446180.246408118</text:p>
          </table:table-cell>
          <table:table-cell office:value-type="float" office:value="0.681123" calcext:value-type="float">
            <text:p>0.681123</text:p>
          </table:table-cell>
          <table:table-cell office:value-type="float" office:value="0.699629" calcext:value-type="float">
            <text:p>0.699629</text:p>
          </table:table-cell>
          <table:table-cell office:value-type="float" office:value="0.704453" calcext:value-type="float">
            <text:p>0.704453</text:p>
          </table:table-cell>
          <table:table-cell table:formula="of:=AVERAGE([.D42:.F42])" office:value-type="float" office:value="0.695068333333333" calcext:value-type="float">
            <text:p>0.6950683333</text:p>
          </table:table-cell>
          <table:table-cell table:formula="of:=[.G42] * [.$C$37] / ([.C42] * [.$G$37])" office:value-type="float" office:value="0.82286054811713" calcext:value-type="float">
            <text:p>0.8228605481</text:p>
          </table:table-cell>
          <table:table-cell table:number-columns-repeated="2"/>
          <table:table-cell office:value-type="float" office:value="0.671073" calcext:value-type="float">
            <text:p>0.671073</text:p>
          </table:table-cell>
          <table:table-cell office:value-type="float" office:value="0.666664" calcext:value-type="float">
            <text:p>0.666664</text:p>
          </table:table-cell>
          <table:table-cell office:value-type="float" office:value="0.706092" calcext:value-type="float">
            <text:p>0.706092</text:p>
          </table:table-cell>
          <table:table-cell table:formula="of:=AVERAGE([.K42:.M42])" office:value-type="float" office:value="0.681276333333333" calcext:value-type="float">
            <text:p>0.6812763333</text:p>
          </table:table-cell>
          <table:table-cell table:formula="of:=[.N42]*[.$C$37] / ([.C42] * [.$N$37])" office:value-type="float" office:value="0.807507024953445" calcext:value-type="float">
            <text:p>0.807507025</text:p>
          </table:table-cell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table:formula="of:=[.B43] * LOG([.B43]; 2)" office:value-type="float" office:value="478905.097109187" calcext:value-type="float">
            <text:p>478905.097109187</text:p>
          </table:table-cell>
          <table:table-cell office:value-type="float" office:value="0.877312" calcext:value-type="float">
            <text:p>0.877312</text:p>
          </table:table-cell>
          <table:table-cell office:value-type="float" office:value="0.691232" calcext:value-type="float">
            <text:p>0.691232</text:p>
          </table:table-cell>
          <table:table-cell office:value-type="float" office:value="0.708909" calcext:value-type="float">
            <text:p>0.708909</text:p>
          </table:table-cell>
          <table:table-cell table:formula="of:=AVERAGE([.D43:.F43])" office:value-type="float" office:value="0.759151" calcext:value-type="float">
            <text:p>0.759151</text:p>
          </table:table-cell>
          <table:table-cell table:formula="of:=[.G43] * [.$C$37] / ([.C43] * [.$G$37])" office:value-type="float" office:value="0.837312907006652" calcext:value-type="float">
            <text:p>0.837312907</text:p>
          </table:table-cell>
          <table:table-cell table:number-columns-repeated="2"/>
          <table:table-cell office:value-type="float" office:value="0.633356" calcext:value-type="float">
            <text:p>0.633356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18053" calcext:value-type="float">
            <text:p>0.718053</text:p>
          </table:table-cell>
          <table:table-cell table:formula="of:=AVERAGE([.K43:.M43])" office:value-type="float" office:value="0.684896333333333" calcext:value-type="float">
            <text:p>0.6848963333</text:p>
          </table:table-cell>
          <table:table-cell table:formula="of:=[.N43]*[.$C$37] / ([.C43] * [.$N$37])" office:value-type="float" office:value="0.756325472931076" calcext:value-type="float">
            <text:p>0.7563254729</text:p>
          </table:table-cell>
        </table:table-row>
        <table:table-row table:style-name="ro1">
          <table:table-cell/>
          <table:table-cell office:value-type="float" office:value="34000" calcext:value-type="float">
            <text:p>34000</text:p>
          </table:table-cell>
          <table:table-cell table:formula="of:=[.B44] * LOG([.B44]; 2)" office:value-type="float" office:value="511810.402281023" calcext:value-type="float">
            <text:p>511810.402281023</text:p>
          </table:table-cell>
          <table:table-cell office:value-type="float" office:value="0.734699" calcext:value-type="float">
            <text:p>0.734699</text:p>
          </table:table-cell>
          <table:table-cell office:value-type="float" office:value="0.733747" calcext:value-type="float">
            <text:p>0.733747</text:p>
          </table:table-cell>
          <table:table-cell office:value-type="float" office:value="0.728061" calcext:value-type="float">
            <text:p>0.728061</text:p>
          </table:table-cell>
          <table:table-cell table:formula="of:=AVERAGE([.D44:.F44])" office:value-type="float" office:value="0.732169" calcext:value-type="float">
            <text:p>0.732169</text:p>
          </table:table-cell>
          <table:table-cell table:formula="of:=[.G44] * [.$C$37] / ([.C44] * [.$G$37])" office:value-type="float" office:value="0.755633676923839" calcext:value-type="float">
            <text:p>0.7556336769</text:p>
          </table:table-cell>
          <table:table-cell table:number-columns-repeated="2"/>
          <table:table-cell office:value-type="float" office:value="0.729725" calcext:value-type="float">
            <text:p>0.729725</text:p>
          </table:table-cell>
          <table:table-cell office:value-type="float" office:value="726773" calcext:value-type="float">
            <text:p>726773</text:p>
          </table:table-cell>
          <table:table-cell office:value-type="float" office:value="0.757502" calcext:value-type="float">
            <text:p>0.757502</text:p>
          </table:table-cell>
          <table:table-cell table:formula="of:=AVERAGE([.K44:.M44])" office:value-type="float" office:value="242258.162409" calcext:value-type="float">
            <text:p>242258.162409</text:p>
          </table:table-cell>
          <table:table-cell table:formula="of:=[.N44]*[.$C$37] / ([.C44] * [.$N$37])" office:value-type="float" office:value="250324.095748533" calcext:value-type="float">
            <text:p>250324.095748533</text:p>
          </table:table-cell>
        </table:table-row>
        <table:table-row table:style-name="ro1">
          <table:table-cell/>
          <table:table-cell office:value-type="float" office:value="36000" calcext:value-type="float">
            <text:p>36000</text:p>
          </table:table-cell>
          <table:table-cell table:formula="of:=[.B45] * LOG([.B45]; 2)" office:value-type="float" office:value="544885.534299758" calcext:value-type="float">
            <text:p>544885.534299758</text:p>
          </table:table-cell>
          <table:table-cell office:value-type="float" office:value="0.741354" calcext:value-type="float">
            <text:p>0.741354</text:p>
          </table:table-cell>
          <table:table-cell office:value-type="float" office:value="0.753302" calcext:value-type="float">
            <text:p>0.753302</text:p>
          </table:table-cell>
          <table:table-cell office:value-type="float" office:value="0.839162" calcext:value-type="float">
            <text:p>0.839162</text:p>
          </table:table-cell>
          <table:table-cell table:formula="of:=AVERAGE([.D45:.F45])" office:value-type="float" office:value="0.777939333333333" calcext:value-type="float">
            <text:p>0.7779393333</text:p>
          </table:table-cell>
          <table:table-cell table:formula="of:=[.G45] * [.$C$37] / ([.C45] * [.$G$37])" office:value-type="float" office:value="0.754135749415436" calcext:value-type="float">
            <text:p>0.7541357494</text:p>
          </table:table-cell>
          <table:table-cell table:number-columns-repeated="2"/>
          <table:table-cell office:value-type="float" office:value="0.74932" calcext:value-type="float">
            <text:p>0.74932</text:p>
          </table:table-cell>
          <table:table-cell office:value-type="float" office:value="0.743321" calcext:value-type="float">
            <text:p>0.743321</text:p>
          </table:table-cell>
          <table:table-cell office:value-type="float" office:value="0.76211" calcext:value-type="float">
            <text:p>0.76211</text:p>
          </table:table-cell>
          <table:table-cell table:formula="of:=AVERAGE([.K45:.M45])" office:value-type="float" office:value="0.751583666666667" calcext:value-type="float">
            <text:p>0.7515836667</text:p>
          </table:table-cell>
          <table:table-cell table:formula="of:=[.N45]*[.$C$37] / ([.C45] * [.$N$37])" office:value-type="float" office:value="0.729466581976313" calcext:value-type="float">
            <text:p>0.729466582</text:p>
          </table:table-cell>
        </table:table-row>
        <table:table-row table:style-name="ro1">
          <table:table-cell/>
          <table:table-cell office:value-type="float" office:value="38000" calcext:value-type="float">
            <text:p>38000</text:p>
          </table:table-cell>
          <table:table-cell table:formula="of:=[.B46] * LOG([.B46]; 2)" office:value-type="float" office:value="578121.048328016" calcext:value-type="float">
            <text:p>578121.048328016</text:p>
          </table:table-cell>
          <table:table-cell office:value-type="float" office:value="0.777445" calcext:value-type="float">
            <text:p>0.777445</text:p>
          </table:table-cell>
          <table:table-cell office:value-type="float" office:value="0.792626" calcext:value-type="float">
            <text:p>0.792626</text:p>
          </table:table-cell>
          <table:table-cell office:value-type="float" office:value="0.76132" calcext:value-type="float">
            <text:p>0.76132</text:p>
          </table:table-cell>
          <table:table-cell table:formula="of:=AVERAGE([.D46:.F46])" office:value-type="float" office:value="0.777130333333333" calcext:value-type="float">
            <text:p>0.7771303333</text:p>
          </table:table-cell>
          <table:table-cell table:formula="of:=[.G46] * [.$C$37] / ([.C46] * [.$G$37])" office:value-type="float" office:value="0.710042192086957" calcext:value-type="float">
            <text:p>0.7100421921</text:p>
          </table:table-cell>
          <table:table-cell table:number-columns-repeated="2"/>
          <table:table-cell office:value-type="float" office:value="0.758859" calcext:value-type="float">
            <text:p>0.758859</text:p>
          </table:table-cell>
          <table:table-cell office:value-type="float" office:value="0.764943" calcext:value-type="float">
            <text:p>0.764943</text:p>
          </table:table-cell>
          <table:table-cell office:value-type="float" office:value="0.772231" calcext:value-type="float">
            <text:p>0.772231</text:p>
          </table:table-cell>
          <table:table-cell table:formula="of:=AVERAGE([.K46:.M46])" office:value-type="float" office:value="0.765344333333333" calcext:value-type="float">
            <text:p>0.7653443333</text:p>
          </table:table-cell>
          <table:table-cell table:formula="of:=[.N46]*[.$C$37] / ([.C46] * [.$N$37])" office:value-type="float" office:value="0.700118309199655" calcext:value-type="float">
            <text:p>0.7001183092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table:formula="of:=[.B47] * LOG([.B47]; 2)" office:value-type="float" office:value="611508.495181978" calcext:value-type="float">
            <text:p>611508.495181978</text:p>
          </table:table-cell>
          <table:table-cell office:value-type="float" office:value="0.827607" calcext:value-type="float">
            <text:p>0.827607</text:p>
          </table:table-cell>
          <table:table-cell office:value-type="float" office:value="0.843371" calcext:value-type="float">
            <text:p>0.843371</text:p>
          </table:table-cell>
          <table:table-cell office:value-type="float" office:value="0.789589" calcext:value-type="float">
            <text:p>0.789589</text:p>
          </table:table-cell>
          <table:table-cell table:formula="of:=AVERAGE([.D47:.F47])" office:value-type="float" office:value="0.820189" calcext:value-type="float">
            <text:p>0.820189</text:p>
          </table:table-cell>
          <table:table-cell table:formula="of:=[.G47] * [.$C$37] / ([.C47] * [.$G$37])" office:value-type="float" office:value="0.708468462654506" calcext:value-type="float">
            <text:p>0.7084684627</text:p>
          </table:table-cell>
          <table:table-cell table:number-columns-repeated="2"/>
          <table:table-cell office:value-type="float" office:value="0.844382" calcext:value-type="float">
            <text:p>0.844382</text:p>
          </table:table-cell>
          <table:table-cell office:value-type="float" office:value="0.792602" calcext:value-type="float">
            <text:p>0.792602</text:p>
          </table:table-cell>
          <table:table-cell office:value-type="float" office:value="0.865388" calcext:value-type="float">
            <text:p>0.865388</text:p>
          </table:table-cell>
          <table:table-cell table:formula="of:=AVERAGE([.K47:.M47])" office:value-type="float" office:value="0.834124" calcext:value-type="float">
            <text:p>0.834124</text:p>
          </table:table-cell>
          <table:table-cell table:formula="of:=[.N47]*[.$C$37] / ([.C47] * [.$N$37])" office:value-type="float" office:value="0.721375632838722" calcext:value-type="float">
            <text:p>0.7213756328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Naive_sorted + BFS</text:p>
          </table:table-cell>
          <table:table-cell table:number-columns-repeated="8"/>
          <table:table-cell table:style-name="ce1" office:value-type="string" calcext:value-type="string">
            <text:p>Naive_sorted + disjoint_set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52] * LOG([.B52]; 2)" office:value-type="float" office:value="21931.5685693242" calcext:value-type="float">
            <text:p>21931.5685693242</text:p>
          </table:table-cell>
          <table:table-cell office:value-type="float" office:value="0.031872" calcext:value-type="float">
            <text:p>0.031872</text:p>
          </table:table-cell>
          <table:table-cell office:value-type="float" office:value="0.031889" calcext:value-type="float">
            <text:p>0.031889</text:p>
          </table:table-cell>
          <table:table-cell office:value-type="float" office:value="0.032587" calcext:value-type="float">
            <text:p>0.032587</text:p>
          </table:table-cell>
          <table:table-cell table:formula="of:=AVERAGE([.D52:.F52])" office:value-type="float" office:value="0.032116" calcext:value-type="float">
            <text:p>0.032116</text:p>
          </table:table-cell>
          <table:table-cell table:formula="of:=[.G52]*[.$C$61] / ([.C52] * [.$G$61])" office:value-type="float" office:value="0.892963741012987" calcext:value-type="float">
            <text:p>0.892963741</text:p>
          </table:table-cell>
          <table:table-cell table:number-columns-repeated="2"/>
          <table:table-cell office:value-type="float" office:value="0.031872" calcext:value-type="float">
            <text:p>0.031872</text:p>
          </table:table-cell>
          <table:table-cell office:value-type="float" office:value="0.031935" calcext:value-type="float">
            <text:p>0.031935</text:p>
          </table:table-cell>
          <table:table-cell office:value-type="float" office:value="0.031777" calcext:value-type="float">
            <text:p>0.031777</text:p>
          </table:table-cell>
          <table:table-cell table:formula="of:=AVERAGE([.K52:.M52])" office:value-type="float" office:value="0.0318613333333333" calcext:value-type="float">
            <text:p>0.0318613333</text:p>
          </table:table-cell>
          <table:table-cell table:formula="of:=[.N52] * [.$C$61] / ([.$N$61] * [.C52])" office:value-type="float" office:value="0.905039793034729" calcext:value-type="float">
            <text:p>0.905039793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[.B53] * LOG([.B53]; 2)" office:value-type="float" office:value="47863.1371386484" calcext:value-type="float">
            <text:p>47863.1371386484</text:p>
          </table:table-cell>
          <table:table-cell office:value-type="float" office:value="0.091264" calcext:value-type="float">
            <text:p>0.091264</text:p>
          </table:table-cell>
          <table:table-cell office:value-type="float" office:value="0.090653" calcext:value-type="float">
            <text:p>0.090653</text:p>
          </table:table-cell>
          <table:table-cell office:value-type="float" office:value="0.090706" calcext:value-type="float">
            <text:p>0.090706</text:p>
          </table:table-cell>
          <table:table-cell table:formula="of:=AVERAGE([.D53:.F53])" office:value-type="float" office:value="0.0908743333333333" calcext:value-type="float">
            <text:p>0.0908743333</text:p>
          </table:table-cell>
          <table:table-cell table:formula="of:=[.G53]*[.$C$61] / ([.C53] * [.$G$61])" office:value-type="float" office:value="1.15776961249014" calcext:value-type="float">
            <text:p>1.1577696125</text:p>
          </table:table-cell>
          <table:table-cell table:number-columns-repeated="2"/>
          <table:table-cell office:value-type="float" office:value="0.091264" calcext:value-type="float">
            <text:p>0.091264</text:p>
          </table:table-cell>
          <table:table-cell office:value-type="float" office:value="0.087864" calcext:value-type="float">
            <text:p>0.087864</text:p>
          </table:table-cell>
          <table:table-cell office:value-type="float" office:value="0.088771" calcext:value-type="float">
            <text:p>0.088771</text:p>
          </table:table-cell>
          <table:table-cell table:formula="of:=AVERAGE([.K53:.M53])" office:value-type="float" office:value="0.0892996666666667" calcext:value-type="float">
            <text:p>0.0892996667</text:p>
          </table:table-cell>
          <table:table-cell table:formula="of:=[.N53] * [.$C$61] / ([.$N$61] * [.C53])" office:value-type="float" office:value="1.16231033586013" calcext:value-type="float">
            <text:p>1.1623103359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54] * LOG([.B54]; 2)" office:value-type="float" office:value="75304.4807122995" calcext:value-type="float">
            <text:p>75304.4807122995</text:p>
          </table:table-cell>
          <table:table-cell office:value-type="float" office:value="0.114293" calcext:value-type="float">
            <text:p>0.114293</text:p>
          </table:table-cell>
          <table:table-cell office:value-type="float" office:value="0.113259" calcext:value-type="float">
            <text:p>0.113259</text:p>
          </table:table-cell>
          <table:table-cell office:value-type="float" office:value="0.11468" calcext:value-type="float">
            <text:p>0.11468</text:p>
          </table:table-cell>
          <table:table-cell table:formula="of:=AVERAGE([.D54:.F54])" office:value-type="float" office:value="0.114077333333333" calcext:value-type="float">
            <text:p>0.1140773333</text:p>
          </table:table-cell>
          <table:table-cell table:formula="of:=[.G54]*[.$C$61] / ([.C54] * [.$G$61])" office:value-type="float" office:value="0.923763103575459" calcext:value-type="float">
            <text:p>0.9237631036</text:p>
          </table:table-cell>
          <table:table-cell table:number-columns-repeated="2"/>
          <table:table-cell office:value-type="float" office:value="0.114293" calcext:value-type="float">
            <text:p>0.114293</text:p>
          </table:table-cell>
          <table:table-cell office:value-type="float" office:value="0.117243" calcext:value-type="float">
            <text:p>0.117243</text:p>
          </table:table-cell>
          <table:table-cell office:value-type="float" office:value="0.115846" calcext:value-type="float">
            <text:p>0.115846</text:p>
          </table:table-cell>
          <table:table-cell table:formula="of:=AVERAGE([.K54:.M54])" office:value-type="float" office:value="0.115794" calcext:value-type="float">
            <text:p>0.115794</text:p>
          </table:table-cell>
          <table:table-cell table:formula="of:=[.N54] * [.$C$61] / ([.$N$61] * [.C54])" office:value-type="float" office:value="0.957940778404613" calcext:value-type="float">
            <text:p>0.9579407784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[.B55] * LOG([.B55]; 2)" office:value-type="float" office:value="103726.274277297" calcext:value-type="float">
            <text:p>103726.274277297</text:p>
          </table:table-cell>
          <table:table-cell office:value-type="float" office:value="0.190915" calcext:value-type="float">
            <text:p>0.190915</text:p>
          </table:table-cell>
          <table:table-cell office:value-type="float" office:value="0.163305" calcext:value-type="float">
            <text:p>0.163305</text:p>
          </table:table-cell>
          <table:table-cell office:value-type="float" office:value="0.189753" calcext:value-type="float">
            <text:p>0.189753</text:p>
          </table:table-cell>
          <table:table-cell table:formula="of:=AVERAGE([.D55:.F55])" office:value-type="float" office:value="0.181324333333333" calcext:value-type="float">
            <text:p>0.1813243333</text:p>
          </table:table-cell>
          <table:table-cell table:formula="of:=[.G55]*[.$C$61] / ([.C55] * [.$G$61])" office:value-type="float" office:value="1.06598079384266" calcext:value-type="float">
            <text:p>1.0659807938</text:p>
          </table:table-cell>
          <table:table-cell table:number-columns-repeated="2"/>
          <table:table-cell office:value-type="float" office:value="0.190915" calcext:value-type="float">
            <text:p>0.190915</text:p>
          </table:table-cell>
          <table:table-cell office:value-type="float" office:value="0.162302" calcext:value-type="float">
            <text:p>0.162302</text:p>
          </table:table-cell>
          <table:table-cell office:value-type="float" office:value="0.193652" calcext:value-type="float">
            <text:p>0.193652</text:p>
          </table:table-cell>
          <table:table-cell table:formula="of:=AVERAGE([.K55:.M55])" office:value-type="float" office:value="0.182289666666667" calcext:value-type="float">
            <text:p>0.1822896667</text:p>
          </table:table-cell>
          <table:table-cell table:formula="of:=[.N55] * [.$C$61] / ([.$N$61] * [.C55])" office:value-type="float" office:value="1.09483001339722" calcext:value-type="float">
            <text:p>1.0948300134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[.B56] * LOG([.B56]; 2)" office:value-type="float" office:value="132877.123795495" calcext:value-type="float">
            <text:p>132877.123795495</text:p>
          </table:table-cell>
          <table:table-cell office:value-type="float" office:value="0.211486" calcext:value-type="float">
            <text:p>0.211486</text:p>
          </table:table-cell>
          <table:table-cell office:value-type="float" office:value="0.242931" calcext:value-type="float">
            <text:p>0.242931</text:p>
          </table:table-cell>
          <table:table-cell office:value-type="float" office:value="0.209674" calcext:value-type="float">
            <text:p>0.209674</text:p>
          </table:table-cell>
          <table:table-cell table:formula="of:=AVERAGE([.D56:.F56])" office:value-type="float" office:value="0.221363666666667" calcext:value-type="float">
            <text:p>0.2213636667</text:p>
          </table:table-cell>
          <table:table-cell table:formula="of:=[.G56]*[.$C$61] / ([.C56] * [.$G$61])" office:value-type="float" office:value="1.01587012870378" calcext:value-type="float">
            <text:p>1.0158701287</text:p>
          </table:table-cell>
          <table:table-cell table:number-columns-repeated="2"/>
          <table:table-cell office:value-type="float" office:value="0.211486" calcext:value-type="float">
            <text:p>0.211486</text:p>
          </table:table-cell>
          <table:table-cell office:value-type="float" office:value="0.241335" calcext:value-type="float">
            <text:p>0.241335</text:p>
          </table:table-cell>
          <table:table-cell office:value-type="float" office:value="0.213886" calcext:value-type="float">
            <text:p>0.213886</text:p>
          </table:table-cell>
          <table:table-cell table:formula="of:=AVERAGE([.K56:.M56])" office:value-type="float" office:value="0.222235666666667" calcext:value-type="float">
            <text:p>0.2222356667</text:p>
          </table:table-cell>
          <table:table-cell table:formula="of:=[.N56] * [.$C$61] / ([.$N$61] * [.C56])" office:value-type="float" office:value="1.04192621208192" calcext:value-type="float">
            <text:p>1.0419262121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[.B57] * LOG([.B57]; 2)" office:value-type="float" office:value="162608.961424599" calcext:value-type="float">
            <text:p>162608.961424599</text:p>
          </table:table-cell>
          <table:table-cell office:value-type="float" office:value="0.270078" calcext:value-type="float">
            <text:p>0.270078</text:p>
          </table:table-cell>
          <table:table-cell office:value-type="float" office:value="0.263961" calcext:value-type="float">
            <text:p>0.263961</text:p>
          </table:table-cell>
          <table:table-cell office:value-type="float" office:value="0.266312" calcext:value-type="float">
            <text:p>0.266312</text:p>
          </table:table-cell>
          <table:table-cell table:formula="of:=AVERAGE([.D57:.F57])" office:value-type="float" office:value="0.266783666666667" calcext:value-type="float">
            <text:p>0.2667836667</text:p>
          </table:table-cell>
          <table:table-cell table:formula="of:=[.G57]*[.$C$61] / ([.C57] * [.$G$61])" office:value-type="float" office:value="1.00045332182862" calcext:value-type="float">
            <text:p>1.0004533218</text:p>
          </table:table-cell>
          <table:table-cell table:number-columns-repeated="2"/>
          <table:table-cell office:value-type="float" office:value="0.270078" calcext:value-type="float">
            <text:p>0.270078</text:p>
          </table:table-cell>
          <table:table-cell office:value-type="float" office:value="0.259562" calcext:value-type="float">
            <text:p>0.259562</text:p>
          </table:table-cell>
          <table:table-cell office:value-type="float" office:value="0.270931" calcext:value-type="float">
            <text:p>0.270931</text:p>
          </table:table-cell>
          <table:table-cell table:formula="of:=AVERAGE([.K57:.M57])" office:value-type="float" office:value="0.266857" calcext:value-type="float">
            <text:p>0.266857</text:p>
          </table:table-cell>
          <table:table-cell table:formula="of:=[.N57] * [.$C$61] / ([.$N$61] * [.C57])" office:value-type="float" office:value="1.02236870226253" calcext:value-type="float">
            <text:p>1.0223687023</text:p>
          </table:table-cell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table:formula="of:=[.B58] * LOG([.B58]; 2)" office:value-type="float" office:value="192823.948894076" calcext:value-type="float">
            <text:p>192823.948894076</text:p>
          </table:table-cell>
          <table:table-cell office:value-type="float" office:value="0.330876" calcext:value-type="float">
            <text:p>0.330876</text:p>
          </table:table-cell>
          <table:table-cell office:value-type="float" office:value="0.310751" calcext:value-type="float">
            <text:p>0.310751</text:p>
          </table:table-cell>
          <table:table-cell office:value-type="float" office:value="0.306956" calcext:value-type="float">
            <text:p>0.306956</text:p>
          </table:table-cell>
          <table:table-cell table:formula="of:=AVERAGE([.D58:.F58])" office:value-type="float" office:value="0.316194333333333" calcext:value-type="float">
            <text:p>0.3161943333</text:p>
          </table:table-cell>
          <table:table-cell table:formula="of:=[.G58]*[.$C$61] / ([.C58] * [.$G$61])" office:value-type="float" office:value="0.999942849622741" calcext:value-type="float">
            <text:p>0.9999428496</text:p>
          </table:table-cell>
          <table:table-cell table:number-columns-repeated="2"/>
          <table:table-cell office:value-type="float" office:value="0.330876" calcext:value-type="float">
            <text:p>0.330876</text:p>
          </table:table-cell>
          <table:table-cell office:value-type="float" office:value="0.316163" calcext:value-type="float">
            <text:p>0.316163</text:p>
          </table:table-cell>
          <table:table-cell office:value-type="float" office:value="0.313723" calcext:value-type="float">
            <text:p>0.313723</text:p>
          </table:table-cell>
          <table:table-cell table:formula="of:=AVERAGE([.K58:.M58])" office:value-type="float" office:value="0.320254" calcext:value-type="float">
            <text:p>0.320254</text:p>
          </table:table-cell>
          <table:table-cell table:formula="of:=[.N58] * [.$C$61] / ([.$N$61] * [.C58])" office:value-type="float" office:value="1.03468228323688" calcext:value-type="float">
            <text:p>1.0346822832</text:p>
          </table:table-cell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table:formula="of:=[.B59] * LOG([.B59]; 2)" office:value-type="float" office:value="223452.548554593" calcext:value-type="float">
            <text:p>223452.548554593</text:p>
          </table:table-cell>
          <table:table-cell office:value-type="float" office:value="0.355083" calcext:value-type="float">
            <text:p>0.355083</text:p>
          </table:table-cell>
          <table:table-cell office:value-type="float" office:value="0.367062" calcext:value-type="float">
            <text:p>0.367062</text:p>
          </table:table-cell>
          <table:table-cell office:value-type="float" office:value="0.365404" calcext:value-type="float">
            <text:p>0.365404</text:p>
          </table:table-cell>
          <table:table-cell table:formula="of:=AVERAGE([.D59:.F59])" office:value-type="float" office:value="0.362516333333333" calcext:value-type="float">
            <text:p>0.3625163333</text:p>
          </table:table-cell>
          <table:table-cell table:formula="of:=[.G59]*[.$C$61] / ([.C59] * [.$G$61])" office:value-type="float" office:value="0.989291632386281" calcext:value-type="float">
            <text:p>0.9892916324</text:p>
          </table:table-cell>
          <table:table-cell table:number-columns-repeated="2"/>
          <table:table-cell office:value-type="float" office:value="0.355083" calcext:value-type="float">
            <text:p>0.355083</text:p>
          </table:table-cell>
          <table:table-cell office:value-type="float" office:value="0.350705" calcext:value-type="float">
            <text:p>0.350705</text:p>
          </table:table-cell>
          <table:table-cell office:value-type="float" office:value="0.35611" calcext:value-type="float">
            <text:p>0.35611</text:p>
          </table:table-cell>
          <table:table-cell table:formula="of:=AVERAGE([.K59:.M59])" office:value-type="float" office:value="0.353966" calcext:value-type="float">
            <text:p>0.353966</text:p>
          </table:table-cell>
          <table:table-cell table:formula="of:=[.N59] * [.$C$61] / ([.$N$61] * [.C59])" office:value-type="float" office:value="0.986846620993058" calcext:value-type="float">
            <text:p>0.986846621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table:formula="of:=[.B60] * LOG([.B60]; 2)" office:value-type="float" office:value="254442.767149879" calcext:value-type="float">
            <text:p>254442.767149879</text:p>
          </table:table-cell>
          <table:table-cell office:value-type="float" office:value="0.415565" calcext:value-type="float">
            <text:p>0.415565</text:p>
          </table:table-cell>
          <table:table-cell office:value-type="float" office:value="0.404313" calcext:value-type="float">
            <text:p>0.404313</text:p>
          </table:table-cell>
          <table:table-cell office:value-type="float" office:value="0.408022" calcext:value-type="float">
            <text:p>0.408022</text:p>
          </table:table-cell>
          <table:table-cell table:formula="of:=AVERAGE([.D60:.F60])" office:value-type="float" office:value="0.4093" calcext:value-type="float">
            <text:p>0.4093</text:p>
          </table:table-cell>
          <table:table-cell table:formula="of:=[.G60]*[.$C$61] / ([.C60] * [.$G$61])" office:value-type="float" office:value="0.980920258684763" calcext:value-type="float">
            <text:p>0.9809202587</text:p>
          </table:table-cell>
          <table:table-cell table:number-columns-repeated="2"/>
          <table:table-cell office:value-type="float" office:value="0.415565" calcext:value-type="float">
            <text:p>0.415565</text:p>
          </table:table-cell>
          <table:table-cell office:value-type="float" office:value="0.399104" calcext:value-type="float">
            <text:p>0.399104</text:p>
          </table:table-cell>
          <table:table-cell office:value-type="float" office:value="0.416314" calcext:value-type="float">
            <text:p>0.416314</text:p>
          </table:table-cell>
          <table:table-cell table:formula="of:=AVERAGE([.K60:.M60])" office:value-type="float" office:value="0.410327666666667" calcext:value-type="float">
            <text:p>0.4103276667</text:p>
          </table:table-cell>
          <table:table-cell table:formula="of:=[.N60] * [.$C$61] / ([.$N$61] * [.C60])" office:value-type="float" office:value="1.00464843757909" calcext:value-type="float">
            <text:p>1.0046484376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formula="of:=[.B61] * LOG([.B61]; 2)" office:value-type="float" office:value="285754.247590989" calcext:value-type="float">
            <text:p>285754.247590989</text:p>
          </table:table-cell>
          <table:table-cell office:value-type="float" office:value="0.475713" calcext:value-type="float">
            <text:p>0.475713</text:p>
          </table:table-cell>
          <table:table-cell office:value-type="float" office:value="0.476154" calcext:value-type="float">
            <text:p>0.476154</text:p>
          </table:table-cell>
          <table:table-cell office:value-type="float" office:value="0.45396" calcext:value-type="float">
            <text:p>0.45396</text:p>
          </table:table-cell>
          <table:table-cell table:formula="of:=AVERAGE([.D61:.F61])" office:value-type="float" office:value="0.468609" calcext:value-type="float">
            <text:p>0.468609</text:p>
          </table:table-cell>
          <table:table-cell table:formula="of:=[.G61]*[.$C$61] / ([.C61] * [.$G$61])" office:value-type="float" office:value="1" calcext:value-type="float">
            <text:p>1</text:p>
          </table:table-cell>
          <table:table-cell table:number-columns-repeated="2"/>
          <table:table-cell office:value-type="float" office:value="0.475713" calcext:value-type="float">
            <text:p>0.475713</text:p>
          </table:table-cell>
          <table:table-cell office:value-type="float" office:value="0.457466" calcext:value-type="float">
            <text:p>0.457466</text:p>
          </table:table-cell>
          <table:table-cell office:value-type="float" office:value="0.442891" calcext:value-type="float">
            <text:p>0.442891</text:p>
          </table:table-cell>
          <table:table-cell table:formula="of:=AVERAGE([.K61:.M61])" office:value-type="float" office:value="0.45869" calcext:value-type="float">
            <text:p>0.45869</text:p>
          </table:table-cell>
          <table:table-cell table:formula="of:=[.N61] * [.$C$61] / ([.$N$61] * [.C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000" calcext:value-type="float">
            <text:p>22000</text:p>
          </table:table-cell>
          <table:table-cell table:formula="of:=[.B62] * LOG([.B62]; 2)" office:value-type="float" office:value="317354.749872586" calcext:value-type="float">
            <text:p>317354.749872586</text:p>
          </table:table-cell>
          <table:table-cell office:value-type="float" office:value="0.502992" calcext:value-type="float">
            <text:p>0.502992</text:p>
          </table:table-cell>
          <table:table-cell office:value-type="float" office:value="0.512362" calcext:value-type="float">
            <text:p>0.512362</text:p>
          </table:table-cell>
          <table:table-cell office:value-type="float" office:value="0.511341" calcext:value-type="float">
            <text:p>0.511341</text:p>
          </table:table-cell>
          <table:table-cell table:formula="of:=AVERAGE([.D62:.F62])" office:value-type="float" office:value="0.508898333333333" calcext:value-type="float">
            <text:p>0.5088983333</text:p>
          </table:table-cell>
          <table:table-cell table:formula="of:=[.G62]*[.$C$61] / ([.C62] * [.$G$61])" office:value-type="float" office:value="0.97784066724326" calcext:value-type="float">
            <text:p>0.9778406672</text:p>
          </table:table-cell>
          <table:table-cell table:number-columns-repeated="2"/>
          <table:table-cell office:value-type="float" office:value="0.502992" calcext:value-type="float">
            <text:p>0.502992</text:p>
          </table:table-cell>
          <table:table-cell office:value-type="float" office:value="0.491038" calcext:value-type="float">
            <text:p>0.491038</text:p>
          </table:table-cell>
          <table:table-cell office:value-type="float" office:value="0.498588" calcext:value-type="float">
            <text:p>0.498588</text:p>
          </table:table-cell>
          <table:table-cell table:formula="of:=AVERAGE([.K62:.M62])" office:value-type="float" office:value="0.497539333333333" calcext:value-type="float">
            <text:p>0.4975393333</text:p>
          </table:table-cell>
          <table:table-cell table:formula="of:=[.N62] * [.$C$61] / ([.$N$61] * [.C62])" office:value-type="float" office:value="0.976687972686469" calcext:value-type="float">
            <text:p>0.9766879727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table:formula="of:=[.B63] * LOG([.B63]; 2)" office:value-type="float" office:value="349217.922849198" calcext:value-type="float">
            <text:p>349217.922849198</text:p>
          </table:table-cell>
          <table:table-cell office:value-type="float" office:value="0.549751" calcext:value-type="float">
            <text:p>0.549751</text:p>
          </table:table-cell>
          <table:table-cell office:value-type="float" office:value="0.543302" calcext:value-type="float">
            <text:p>0.543302</text:p>
          </table:table-cell>
          <table:table-cell office:value-type="float" office:value="0.557508" calcext:value-type="float">
            <text:p>0.557508</text:p>
          </table:table-cell>
          <table:table-cell table:formula="of:=AVERAGE([.D63:.F63])" office:value-type="float" office:value="0.550187" calcext:value-type="float">
            <text:p>0.550187</text:p>
          </table:table-cell>
          <table:table-cell table:formula="of:=[.G63]*[.$C$61] / ([.C63] * [.$G$61])" office:value-type="float" office:value="0.960717870282759" calcext:value-type="float">
            <text:p>0.9607178703</text:p>
          </table:table-cell>
          <table:table-cell table:number-columns-repeated="2"/>
          <table:table-cell office:value-type="float" office:value="0.549751" calcext:value-type="float">
            <text:p>0.549751</text:p>
          </table:table-cell>
          <table:table-cell office:value-type="float" office:value="0.550198" calcext:value-type="float">
            <text:p>0.550198</text:p>
          </table:table-cell>
          <table:table-cell office:value-type="float" office:value="0.540394" calcext:value-type="float">
            <text:p>0.540394</text:p>
          </table:table-cell>
          <table:table-cell table:formula="of:=AVERAGE([.K63:.M63])" office:value-type="float" office:value="0.546781" calcext:value-type="float">
            <text:p>0.546781</text:p>
          </table:table-cell>
          <table:table-cell table:formula="of:=[.N63] * [.$C$61] / ([.$N$61] * [.C63])" office:value-type="float" office:value="0.975416982716345" calcext:value-type="float">
            <text:p>0.9754169827</text:p>
          </table:table-cell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table:formula="of:=[.B64] * LOG([.B64]; 2)" office:value-type="float" office:value="381321.824072883" calcext:value-type="float">
            <text:p>381321.824072883</text:p>
          </table:table-cell>
          <table:table-cell office:value-type="float" office:value="0.613205" calcext:value-type="float">
            <text:p>0.613205</text:p>
          </table:table-cell>
          <table:table-cell office:value-type="float" office:value="0.592898" calcext:value-type="float">
            <text:p>0.592898</text:p>
          </table:table-cell>
          <table:table-cell office:value-type="float" office:value="0.590144" calcext:value-type="float">
            <text:p>0.590144</text:p>
          </table:table-cell>
          <table:table-cell table:formula="of:=AVERAGE([.D64:.F64])" office:value-type="float" office:value="0.598749" calcext:value-type="float">
            <text:p>0.598749</text:p>
          </table:table-cell>
          <table:table-cell table:formula="of:=[.G64]*[.$C$61] / ([.C64] * [.$G$61])" office:value-type="float" office:value="0.957492120339231" calcext:value-type="float">
            <text:p>0.9574921203</text:p>
          </table:table-cell>
          <table:table-cell table:number-columns-repeated="2"/>
          <table:table-cell office:value-type="float" office:value="0.613205" calcext:value-type="float">
            <text:p>0.613205</text:p>
          </table:table-cell>
          <table:table-cell office:value-type="float" office:value="0.594975" calcext:value-type="float">
            <text:p>0.594975</text:p>
          </table:table-cell>
          <table:table-cell office:value-type="float" office:value="0.59224" calcext:value-type="float">
            <text:p>0.59224</text:p>
          </table:table-cell>
          <table:table-cell table:formula="of:=AVERAGE([.K64:.M64])" office:value-type="float" office:value="0.60014" calcext:value-type="float">
            <text:p>0.60014</text:p>
          </table:table-cell>
          <table:table-cell table:formula="of:=[.N64] * [.$C$61] / ([.$N$61] * [.C64])" office:value-type="float" office:value="0.980470056123216" calcext:value-type="float">
            <text:p>0.9804700561</text:p>
          </table:table-cell>
        </table:table-row>
        <table:table-row table:style-name="ro1">
          <table:table-cell/>
          <table:table-cell office:value-type="float" office:value="28000" calcext:value-type="float">
            <text:p>28000</text:p>
          </table:table-cell>
          <table:table-cell table:formula="of:=[.B65] * LOG([.B65]; 2)" office:value-type="float" office:value="413647.897788151" calcext:value-type="float">
            <text:p>413647.897788151</text:p>
          </table:table-cell>
          <table:table-cell office:value-type="float" office:value="0.649963" calcext:value-type="float">
            <text:p>0.649963</text:p>
          </table:table-cell>
          <table:table-cell office:value-type="float" office:value="0.636225" calcext:value-type="float">
            <text:p>0.636225</text:p>
          </table:table-cell>
          <table:table-cell office:value-type="float" office:value="0.647863" calcext:value-type="float">
            <text:p>0.647863</text:p>
          </table:table-cell>
          <table:table-cell table:formula="of:=AVERAGE([.D65:.F65])" office:value-type="float" office:value="0.644683666666667" calcext:value-type="float">
            <text:p>0.6446836667</text:p>
          </table:table-cell>
          <table:table-cell table:formula="of:=[.G65]*[.$C$61] / ([.C65] * [.$G$61])" office:value-type="float" office:value="0.950381371684447" calcext:value-type="float">
            <text:p>0.9503813717</text:p>
          </table:table-cell>
          <table:table-cell table:number-columns-repeated="2"/>
          <table:table-cell office:value-type="float" office:value="0.649963" calcext:value-type="float">
            <text:p>0.649963</text:p>
          </table:table-cell>
          <table:table-cell office:value-type="float" office:value="0.646341" calcext:value-type="float">
            <text:p>0.646341</text:p>
          </table:table-cell>
          <table:table-cell office:value-type="float" office:value="0.661925" calcext:value-type="float">
            <text:p>0.661925</text:p>
          </table:table-cell>
          <table:table-cell table:formula="of:=AVERAGE([.K65:.M65])" office:value-type="float" office:value="0.652743" calcext:value-type="float">
            <text:p>0.652743</text:p>
          </table:table-cell>
          <table:table-cell table:formula="of:=[.N65] * [.$C$61] / ([.$N$61] * [.C65])" office:value-type="float" office:value="0.983070862724669" calcext:value-type="float">
            <text:p>0.9830708627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B66] * LOG([.B66]; 2)" office:value-type="float" office:value="446180.246408118" calcext:value-type="float">
            <text:p>446180.246408118</text:p>
          </table:table-cell>
          <table:table-cell office:value-type="float" office:value="0.688247" calcext:value-type="float">
            <text:p>0.688247</text:p>
          </table:table-cell>
          <table:table-cell office:value-type="float" office:value="0.714381" calcext:value-type="float">
            <text:p>0.714381</text:p>
          </table:table-cell>
          <table:table-cell office:value-type="float" office:value="0.671092" calcext:value-type="float">
            <text:p>0.671092</text:p>
          </table:table-cell>
          <table:table-cell table:formula="of:=AVERAGE([.D66:.F66])" office:value-type="float" office:value="0.69124" calcext:value-type="float">
            <text:p>0.69124</text:p>
          </table:table-cell>
          <table:table-cell table:formula="of:=[.G66]*[.$C$61] / ([.C66] * [.$G$61])" office:value-type="float" office:value="0.944714523293077" calcext:value-type="float">
            <text:p>0.9447145233</text:p>
          </table:table-cell>
          <table:table-cell table:number-columns-repeated="2"/>
          <table:table-cell office:value-type="float" office:value="0.688247" calcext:value-type="float">
            <text:p>0.688247</text:p>
          </table:table-cell>
          <table:table-cell office:value-type="float" office:value="0.692525" calcext:value-type="float">
            <text:p>0.692525</text:p>
          </table:table-cell>
          <table:table-cell office:value-type="float" office:value="0.678505" calcext:value-type="float">
            <text:p>0.678505</text:p>
          </table:table-cell>
          <table:table-cell table:formula="of:=AVERAGE([.K66:.M66])" office:value-type="float" office:value="0.686425666666667" calcext:value-type="float">
            <text:p>0.6864256667</text:p>
          </table:table-cell>
          <table:table-cell table:formula="of:=[.N66] * [.$C$61] / ([.$N$61] * [.C66])" office:value-type="float" office:value="0.95842161082429" calcext:value-type="float">
            <text:p>0.9584216108</text:p>
          </table:table-cell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table:formula="of:=[.B67] * LOG([.B67]; 2)" office:value-type="float" office:value="478905.097109187" calcext:value-type="float">
            <text:p>478905.097109187</text:p>
          </table:table-cell>
          <table:table-cell office:value-type="float" office:value="0.743826" calcext:value-type="float">
            <text:p>0.743826</text:p>
          </table:table-cell>
          <table:table-cell office:value-type="float" office:value="0.774105" calcext:value-type="float">
            <text:p>0.774105</text:p>
          </table:table-cell>
          <table:table-cell office:value-type="float" office:value="0.725436" calcext:value-type="float">
            <text:p>0.725436</text:p>
          </table:table-cell>
          <table:table-cell table:formula="of:=AVERAGE([.D67:.F67])" office:value-type="float" office:value="0.747789" calcext:value-type="float">
            <text:p>0.747789</text:p>
          </table:table-cell>
          <table:table-cell table:formula="of:=[.G67]*[.$C$61] / ([.C67] * [.$G$61])" office:value-type="float" office:value="0.952163835578712" calcext:value-type="float">
            <text:p>0.9521638356</text:p>
          </table:table-cell>
          <table:table-cell table:number-columns-repeated="2"/>
          <table:table-cell office:value-type="float" office:value="0.743826" calcext:value-type="float">
            <text:p>0.743826</text:p>
          </table:table-cell>
          <table:table-cell office:value-type="float" office:value="0.742636" calcext:value-type="float">
            <text:p>0.742636</text:p>
          </table:table-cell>
          <table:table-cell office:value-type="float" office:value="0.748198" calcext:value-type="float">
            <text:p>0.748198</text:p>
          </table:table-cell>
          <table:table-cell table:formula="of:=AVERAGE([.K67:.M67])" office:value-type="float" office:value="0.744886666666667" calcext:value-type="float">
            <text:p>0.7448866667</text:p>
          </table:table-cell>
          <table:table-cell table:formula="of:=[.N67] * [.$C$61] / ([.$N$61] * [.C67])" office:value-type="float" office:value="0.968978551043675" calcext:value-type="float">
            <text:p>0.968978551</text:p>
          </table:table-cell>
        </table:table-row>
        <table:table-row table:style-name="ro1">
          <table:table-cell/>
          <table:table-cell office:value-type="float" office:value="34000" calcext:value-type="float">
            <text:p>34000</text:p>
          </table:table-cell>
          <table:table-cell table:formula="of:=[.B68] * LOG([.B68]; 2)" office:value-type="float" office:value="511810.402281023" calcext:value-type="float">
            <text:p>511810.402281023</text:p>
          </table:table-cell>
          <table:table-cell office:value-type="float" office:value="0.769368" calcext:value-type="float">
            <text:p>0.769368</text:p>
          </table:table-cell>
          <table:table-cell office:value-type="float" office:value="0.80057" calcext:value-type="float">
            <text:p>0.80057</text:p>
          </table:table-cell>
          <table:table-cell office:value-type="float" office:value="0.750199" calcext:value-type="float">
            <text:p>0.750199</text:p>
          </table:table-cell>
          <table:table-cell table:formula="of:=AVERAGE([.D68:.F68])" office:value-type="float" office:value="0.773379" calcext:value-type="float">
            <text:p>0.773379</text:p>
          </table:table-cell>
          <table:table-cell table:formula="of:=[.G68]*[.$C$61] / ([.C68] * [.$G$61])" office:value-type="float" office:value="0.921436340068401" calcext:value-type="float">
            <text:p>0.9214363401</text:p>
          </table:table-cell>
          <table:table-cell table:number-columns-repeated="2"/>
          <table:table-cell office:value-type="float" office:value="0.769368" calcext:value-type="float">
            <text:p>0.769368</text:p>
          </table:table-cell>
          <table:table-cell office:value-type="float" office:value="0.780102" calcext:value-type="float">
            <text:p>0.780102</text:p>
          </table:table-cell>
          <table:table-cell office:value-type="float" office:value="0.763097" calcext:value-type="float">
            <text:p>0.763097</text:p>
          </table:table-cell>
          <table:table-cell table:formula="of:=AVERAGE([.K68:.M68])" office:value-type="float" office:value="0.770855666666667" calcext:value-type="float">
            <text:p>0.7708556667</text:p>
          </table:table-cell>
          <table:table-cell table:formula="of:=[.N68] * [.$C$61] / ([.$N$61] * [.C68])" office:value-type="float" office:value="0.938290638810328" calcext:value-type="float">
            <text:p>0.9382906388</text:p>
          </table:table-cell>
        </table:table-row>
        <table:table-row table:style-name="ro1">
          <table:table-cell/>
          <table:table-cell office:value-type="float" office:value="36000" calcext:value-type="float">
            <text:p>36000</text:p>
          </table:table-cell>
          <table:table-cell table:formula="of:=[.B69] * LOG([.B69]; 2)" office:value-type="float" office:value="544885.534299758" calcext:value-type="float">
            <text:p>544885.534299758</text:p>
          </table:table-cell>
          <table:table-cell office:value-type="float" office:value="0.817004" calcext:value-type="float">
            <text:p>0.817004</text:p>
          </table:table-cell>
          <table:table-cell office:value-type="float" office:value="0.92267" calcext:value-type="float">
            <text:p>0.92267</text:p>
          </table:table-cell>
          <table:table-cell office:value-type="float" office:value="0.816931" calcext:value-type="float">
            <text:p>0.816931</text:p>
          </table:table-cell>
          <table:table-cell table:formula="of:=AVERAGE([.D69:.F69])" office:value-type="float" office:value="0.852201666666667" calcext:value-type="float">
            <text:p>0.8522016667</text:p>
          </table:table-cell>
          <table:table-cell table:formula="of:=[.G69]*[.$C$61] / ([.C69] * [.$G$61])" office:value-type="float" office:value="0.953716223172837" calcext:value-type="float">
            <text:p>0.9537162232</text:p>
          </table:table-cell>
          <table:table-cell table:number-columns-repeated="2"/>
          <table:table-cell office:value-type="float" office:value="0.817004" calcext:value-type="float">
            <text:p>0.817004</text:p>
          </table:table-cell>
          <table:table-cell office:value-type="float" office:value="0.875461" calcext:value-type="float">
            <text:p>0.875461</text:p>
          </table:table-cell>
          <table:table-cell office:value-type="float" office:value="0.807896" calcext:value-type="float">
            <text:p>0.807896</text:p>
          </table:table-cell>
          <table:table-cell table:formula="of:=AVERAGE([.K69:.M69])" office:value-type="float" office:value="0.833453666666667" calcext:value-type="float">
            <text:p>0.8334536667</text:p>
          </table:table-cell>
          <table:table-cell table:formula="of:=[.N69] * [.$C$61] / ([.$N$61] * [.C69])" office:value-type="float" office:value="0.952905000113575" calcext:value-type="float">
            <text:p>0.9529050001</text:p>
          </table:table-cell>
        </table:table-row>
        <table:table-row table:style-name="ro1">
          <table:table-cell/>
          <table:table-cell office:value-type="float" office:value="38000" calcext:value-type="float">
            <text:p>38000</text:p>
          </table:table-cell>
          <table:table-cell table:formula="of:=[.B70] * LOG([.B70]; 2)" office:value-type="float" office:value="578121.048328016" calcext:value-type="float">
            <text:p>578121.048328016</text:p>
          </table:table-cell>
          <table:table-cell office:value-type="float" office:value="0.858765" calcext:value-type="float">
            <text:p>0.858765</text:p>
          </table:table-cell>
          <table:table-cell office:value-type="float" office:value="0.883704" calcext:value-type="float">
            <text:p>0.883704</text:p>
          </table:table-cell>
          <table:table-cell office:value-type="float" office:value="0.859062" calcext:value-type="float">
            <text:p>0.859062</text:p>
          </table:table-cell>
          <table:table-cell table:formula="of:=AVERAGE([.D70:.F70])" office:value-type="float" office:value="0.867177" calcext:value-type="float">
            <text:p>0.867177</text:p>
          </table:table-cell>
          <table:table-cell table:formula="of:=[.G70]*[.$C$61] / ([.C70] * [.$G$61])" office:value-type="float" office:value="0.914683907672648" calcext:value-type="float">
            <text:p>0.9146839077</text:p>
          </table:table-cell>
          <table:table-cell table:number-columns-repeated="2"/>
          <table:table-cell office:value-type="float" office:value="0.858765" calcext:value-type="float">
            <text:p>0.858765</text:p>
          </table:table-cell>
          <table:table-cell office:value-type="float" office:value="0.869044" calcext:value-type="float">
            <text:p>0.869044</text:p>
          </table:table-cell>
          <table:table-cell office:value-type="float" office:value="0.858327" calcext:value-type="float">
            <text:p>0.858327</text:p>
          </table:table-cell>
          <table:table-cell table:formula="of:=AVERAGE([.K70:.M70])" office:value-type="float" office:value="0.862045333333333" calcext:value-type="float">
            <text:p>0.8620453333</text:p>
          </table:table-cell>
          <table:table-cell table:formula="of:=[.N70] * [.$C$61] / ([.$N$61] * [.C70])" office:value-type="float" office:value="0.928933759138634" calcext:value-type="float">
            <text:p>0.9289337591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table:formula="of:=[.B71] * LOG([.B71]; 2)" office:value-type="float" office:value="611508.495181978" calcext:value-type="float">
            <text:p>611508.495181978</text:p>
          </table:table-cell>
          <table:table-cell office:value-type="float" office:value="0.962591" calcext:value-type="float">
            <text:p>0.962591</text:p>
          </table:table-cell>
          <table:table-cell office:value-type="float" office:value="1.0148" calcext:value-type="float">
            <text:p>1.0148</text:p>
          </table:table-cell>
          <table:table-cell office:value-type="float" office:value="0.98585" calcext:value-type="float">
            <text:p>0.98585</text:p>
          </table:table-cell>
          <table:table-cell table:formula="of:=AVERAGE([.D71:.F71])" office:value-type="float" office:value="0.987747" calcext:value-type="float">
            <text:p>0.987747</text:p>
          </table:table-cell>
          <table:table-cell table:formula="of:=[.G71]*[.$C$61] / ([.C71] * [.$G$61])" office:value-type="float" office:value="0.984975195780056" calcext:value-type="float">
            <text:p>0.9849751958</text:p>
          </table:table-cell>
          <table:table-cell table:number-columns-repeated="2"/>
          <table:table-cell office:value-type="float" office:value="0.962591" calcext:value-type="float">
            <text:p>0.962591</text:p>
          </table:table-cell>
          <table:table-cell office:value-type="float" office:value="0.966817" calcext:value-type="float">
            <text:p>0.966817</text:p>
          </table:table-cell>
          <table:table-cell office:value-type="float" office:value="0.965294" calcext:value-type="float">
            <text:p>0.965294</text:p>
          </table:table-cell>
          <table:table-cell table:formula="of:=AVERAGE([.K71:.M71])" office:value-type="float" office:value="0.964900666666667" calcext:value-type="float">
            <text:p>0.9649006667</text:p>
          </table:table-cell>
          <table:table-cell table:formula="of:=[.N71] * [.$C$61] / ([.$N$61] * [.C71])" office:value-type="float" office:value="0.983000037385949" calcext:value-type="float">
            <text:p>0.98300003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00:40:30.407769008</meta:creation-date>
    <dc:date>2017-01-13T01:45:35.234824090</dc:date>
    <meta:editing-duration>PT21M21S</meta:editing-duration>
    <meta:editing-cycles>3</meta:editing-cycles>
    <meta:generator>LibreOffice/5.1.4.2$Linux_X86_64 LibreOffice_project/10m0$Build-2</meta:generator>
    <meta:document-statistic meta:table-count="1" meta:cell-count="732" meta:object-count="0"/>
  </office:meta>
</office:document-meta>
</file>